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fo:font-style="normal" style:text-underline-style="none" style:font-style-asian="normal" style:font-style-complex="normal"/>
    </style:style>
    <style:style style:name="P14" style:family="paragraph" style:parent-style-name="Text_20_body">
      <style:text-properties fo:font-style="normal" style:text-underline-style="none" fo:font-weight="bold" style:font-style-asian="normal" style:font-weight-asian="bold" style:font-style-complex="normal" style:font-weight-complex="bold"/>
    </style:style>
    <style:style style:name="P15"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6" style:family="paragraph" style:parent-style-name="Text_20_body">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17" style:family="paragraph" style:parent-style-name="Text_20_body">
      <style:text-properties style:font-name="Times New Roman" fo:font-style="normal" style:text-underline-style="none" fo:font-weight="normal" style:font-style-asian="normal" style:font-weight-asian="normal" style:font-style-complex="normal" style:font-weight-complex="normal"/>
    </style:style>
    <style:style style:name="P18" style:family="paragraph" style:parent-style-name="Text_20_body">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19"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21"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22"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23" style:family="paragraph" style:parent-style-name="Preformatted_20_Text">
      <style:paragraph-properties fo:margin-top="0in" fo:margin-bottom="0in" fo:line-height="100%" fo:orphans="2" fo:widows="2" fo:padding="0.1252in" fo:border="0.0008in solid #000000"/>
    </style:style>
    <style:style style:name="P2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5"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4d5156" style:font-name="Roboto" fo:font-size="10.5pt" fo:letter-spacing="normal" fo:font-style="normal" fo:font-weight="normal"/>
    </style:style>
    <style:style style:name="T7" style:family="text">
      <style:text-properties fo:font-variant="normal" fo:text-transform="none" fo:color="#5f6368" style:font-name="Roboto" fo:font-size="10.5pt" fo:letter-spacing="normal" fo:font-style="normal" fo:font-weight="bold"/>
    </style:style>
    <style:style style:name="T8" style:family="text">
      <style:text-properties fo:font-variant="normal" fo:text-transform="none" fo:color="#333333" style:font-name="Public Sans" fo:font-size="11.25pt" fo:letter-spacing="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0.5pt" fo:font-style="normal" fo:font-weight="normal"/>
    </style:style>
    <style:style style:name="T13" style:family="text">
      <style:text-properties style:font-name="Adobe Devanagari"/>
    </style:style>
    <style:style style:name="T14" style:family="text">
      <style:text-properties style:font-name="Times New Roman1"/>
    </style:style>
    <style:style style:name="T15" style:family="text">
      <style:text-properties style:font-name="Times New Roman"/>
    </style:style>
    <style:style style:name="T16"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6">Don </text:span><text:span text:style-name="Emphasis"><text:span text:style-name="T7">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10">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1">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1">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1">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10">TAKE ALL THE SHIPS</text:span><text:span text:style-name="T11">.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1">From the trees, he could see the circle of cousins. Daginal was the son of the second youngest daughter. Five brothers, and two sisters all had boys. So it was a pack of cousins, younger, older all playing and </text:span><text:soft-page-break/><text:span text:style-name="T11">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20"><text:s/>Craft ........ Kuat Systems Engineering Firespray-class</text:p>
      <text:p text:style-name="P21">Type ......... Patrol/Attack Craft <text:s text:c="2"/>Cargo Capacity ......... 70 metric tons</text:p>
      <text:p text:style-name="P21">Scale ........ Starship <text:s text:c="13"/>Consumables ............ 1 month</text:p>
      <text:p text:style-name="P21">Length ....... 22 meters <text:s text:c="12"/>Hyperdrive Multiplier .. x2</text:p>
      <text:p text:style-name="P21">Pilot Skill .. Starship Piloting <text:s text:c="4"/>Hyperdrive Backup ...... x15</text:p>
      <text:p text:style-name="P21">Crew ......... 1, gunners: 2 <text:s text:c="8"/>Nav Computer ........... Yes</text:p>
      <text:p text:style-name="P21">Passengers ... 4 <text:s text:c="20"/>Maneuverability ........ 1D</text:p>
      <text:p text:style-name="P21">Hull ......... 138 <text:s text:c="18"/>Space Movement ......... 50 </text:p>
      <text:p text:style-name="P21">Shields ...... 36 <text:s text:c="19"/>Atmosphere ............. 295;850kmh</text:p>
      <text:p text:style-name="P21">Can Land? .... Yes <text:s text:c="18"/>Hangar Space ........... None</text:p>
      <text:p text:style-name="P23"/>
      <text:p text:style-name="P21">Sensors ...... Normal: <text:s/>1000, <text:s/>Focus: <text:s/>20, <text:s/>Passive: <text:s/>100</text:p>
      <text:p text:style-name="P23"/>
      <text:p text:style-name="P21">Weapon Skill ...... Starship Gunnery</text:p>
      <text:p text:style-name="P21">Weapon Slots ...... 4 total (2 filled)</text:p>
      <text:p text:style-name="P23"/>
      <text:p text:style-name="P21">Stock Weapons:</text:p>
      <text:p text:style-name="P22"><text:s text:c="4"/><text:span text:style-name="T12">Two Twin Mounted Blaster Cannons:</text:span></text:p>
      <text:p text:style-name="P22"><text:s text:c="6"/><text:span text:style-name="T12">Weapon Rating .... Standard <text:s text:c="6"/>Damage ........ 5D</text:span></text:p>
      <text:p text:style-name="P22"><text:s text:c="6"/><text:span text:style-name="T12">Fire Arc ......... Turret <text:s text:c="8"/>Fire Control .. 2D</text:span></text:p>
      <text:p text:style-name="P22"><text:s text:c="6"/><text:span text:style-name="T12">Space Range ...... 1-5/10/17 <text:s text:c="5"/>Atmo Range .... 100-500m/1km/1.7km</text:span></text:p>
      <text:p text:style-name="P23"/>
      <text:p text:style-name="P21">BASE COST NEW: 145000 cr <text:s text:c="12"/>BASE COST USED: 36250 cr <text:s text:c="13"/></text:p>
      <text:p text:style-name="P21">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9">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9">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3">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3"><text:span text:style-name="T11">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1">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10">I'm the worst.” </text:span></text:p>
      <text:p text:style-name="P12">Depths beyond depths opened up as he felt that everything he was cracked and opened up beneath him. There was no <text:span text:style-name="T10">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10">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10">YES!! </text:span>He watched four big puffs of smoke come from the exhaust, then shut it down. The feeling of power, being at the helm of that huge wheeled machine, it was a lift from the depths he'd been in. </text:p>
      <text:p text:style-name="P12"/>
      <text:p text:style-name="P12"><text:span text:style-name="T10">If goldhorde can change </text:span><text:span text:style-name="T3">these</text:span><text:span text:style-name="T10">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10">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No, I didn't see Coraig there. Just the younger boys.” It was a gamble, but he wasn't going to tell the adults and have them ride down there like cavalry. </text:p>
      <text:p text:style-name="P12"/>
      <text:p text:style-name="P12">“Good. He's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text:soft-page-break/>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text:soft-pag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text:soft-page-break/>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ext:soft-page-break/>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10">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text:soft-pag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text:soft-page-break/>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workshops and businesses that made up the west half of the ringed walls was all enclosed in black. The 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text:soft-page-break/>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5"/>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thei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he pain. Like two bulls too stupid to quit butting heads, and let each other pass. They're's plenty of 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ext:soft-page-break/>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
      <text:p text:style-name="P12">“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text:span text:style-name="T10">I need to know he's safe. Maybe there's something I can do. </text:span></text:p>
      <text:p text:style-name="P14"/>
      <text:p text:style-name="P12"><text:soft-page-break/>The Kastligar's weren't allowed to watch video casts. Daginal could hear the church tutor in his mind. “You'll be leading a company someday. Your mind and body must be developed to their utmost capabilities. Peoples lives and future happiness depend on you. Studies have shown that behaviors like watching video casts actually damage your brain.”</text:p>
      <text:p text:style-name="P12"/>
      <text:p text:style-name="P14">It can't be that bad. I'm watching videos for my lessons. Those aren't hurting my brain. </text:p>
      <text:p text:style-name="P12">He left his mother's room and went to his own. The hallway seemed shakey, like the booms from the video had followed him here and were echoing in his head, shaking the walls. </text:p>
      <text:p text:style-name="P12"/>
      <text:p text:style-name="P12">He started his computer with shaking hands. </text:p>
      <text:p text:style-name="P12"/>
      <text:p text:style-name="P12">He had to do some work with goldhorde to get the information he wanted. His computer was connected to the data link onboard the ship, but it had limited access. He looked the machine over. It had exposed processing loops, an old display that only showed green and black. He'd seen the compute stations onboard the ship. Glimmering white with modern displays and huge racks of processing loops... if only he could get into one of those. </text:p>
      <text:p text:style-name="P12"/>
      <text:p text:style-name="P12">Mr. Eakman had taught him about how computers communicate. How they look for things on a network. He'd had the class all do an exerise. One student had pretended to be the “server” or the computer that had the knowledge everyone wanted. Then the rest of the students had asked the group for information. <text:line-break/><text:line-break/>“Does anyone know who's the server?” He'd remembered Hakim asking. “I'm the server!” someone had shouted. All the students went to the server and to get a packet of data.<text:line-break/><text:line-break/>He'd stood in the little classroom behind Mr. Eakman's house, and the student opposite him had said <text:line-break/><text:line-break/>“Ok you can ask me server questions, but what's your user name and password?” <text:line-break/><text:line-break/>Daginal gave it to him. “Thanks! Here's the information you requested.” <text:line-break/><text:line-break/> When Daginal had opened his packet it said <text:span text:style-name="T1">virus</text:span> in bold letters. <text:line-break/><text:line-break/>“You see, if someone can cleverly insert themselves in the communications- when there are requests, they can start the computers communicating with a bad guy. Just because he said he was the server, doesn't mean it's true! ”</text:p>
      <text:p text:style-name="P12"/>
      <text:p text:style-name="P12">Daginal clicked his fingers on the keyboard... maybe if he could get the computer's on the ship to think he was someone he wasn't... Then he could get them to give him their user name and password, like he'd done with Hakim. </text:p>
      <text:p text:style-name="P12"/>
      <text:p text:style-name="P12">He sent goldhorde into the traffic onboard. It was a swirling dizzying stream of blue white light. Goldhorde swam about it with ease. It made Daginal smile to see it move so well. It felt like an <text:soft-page-break/>extension of him. When it did well, he did well. </text:p>
      <text:p text:style-name="P12"/>
      <text:p text:style-name="P12">The stream of white light started as a trickle from his room. Goldhorde moved upstream until the course broadened out. It was wide and round, like the inside of a huge pipe filled with glowing bits of liquid and firefly sparks. <text:s/>Daginal asked it to look, and it did.</text:p>
      <text:p text:style-name="P12"/>
      <text:p text:style-name="P12">He could see that was a mistake the moment after he asked it. The light was white hot and goldhorde's eyes burned when it turned them up and open into the stream. It hissed and clawed at what was not there. </text:p>
      <text:p text:style-name="P12"/>
      <text:p text:style-name="P12">“Ahhh! I'm sorry. I didn't know it would hurt you.” He issued commands for it to come back, to leave the stream but he couldn't get it to react. The dragon closed it's eyes for a long time, and swam in a circle at the bottom of the stream. </text:p>
      <text:p text:style-name="P12"/>
      <text:p text:style-name="P12">Daginal watched. <text:span text:style-name="T10">I wonder if I hurt it too bad?</text:span></text:p>
      <text:p text:style-name="P14"/>
      <text:p text:style-name="P12">While goldhorde swam at the bottom a thick beam of red light swept over the stream, like it was being observed from above. The light gave Daginal a bad feeling, and he hoped it would not see goldhorde. It didn't slow down and passed over him. He felt relieved and did a complete 360 in his chair and exhaled heavliy. When he came back to the screen goldhorde had surfaced, and opened it's eyes carefully. </text:p>
      <text:p text:style-name="P12"/>
      <text:p text:style-name="P14">Whoa. <text:span text:style-name="T11">Thought Daginal. </text:span>They're completely white. <text:span text:style-name="T11">The dragon's eyes were wells of void, and they seemed to glow with the light of the stream. The dragonf tested them, squinting at first, and then swimming in fast playful sprints once he was sure he could see. </text:span></text:p>
      <text:p text:style-name="P12"/>
      <text:p text:style-name="P12">Daginal was happy again. What a creature this dragon was. It was pleasant to see it develop. It made him feel like things were alright. <text:line-break/><text:line-break/>Goldhorde had swam further into the stream, and was now at a great crossroads. Two big veins of communications pulsed above him, their little pinpoints of light flitting this way and that. </text:p>
      <text:p text:style-name="P12"/>
      <text:p text:style-name="P12">Daginal showed goldhorde what he wanted. It was unsettling to have the white hollow eyes look at him, but the dragon's body language was still the friendly buddy he knew. “Find me a computer asking for directions.”</text:p>
      <text:p text:style-name="P12"/>
      <text:p text:style-name="P12">Goldhorde was off. He swam in fast strokes up to the far wall, and then bounded off of it. In the middle of the stream his arms moved at lightning pace, snaged little points of light and looked them over. He tossed the ones he didn't want over his shoulder, and they bounced off the tunnel walls. </text:p>
      <text:p text:style-name="P14"><text:span text:style-name="T11"><text:line-break/>Daginal could see how frustrated goldhorde was got as lights zipped past him. Daginal giggled. He </text:span><text:soft-page-break/><text:span text:style-name="T11">stuck his claws out, and light clattered off them. Then he pounced from side to side like a cat trying to catch a mouse, but when he'd open his hands to see if he'd caught something there was nothing there. The frustration mounted on his face. Finally after trying and failing several times he sank to the bottom of the stream. Daginal thought he'd given up, until he saw goldhorde plant his legs and open his wings. </text:span></text:p>
      <text:p text:style-name="P12"/>
      <text:p text:style-name="P12">The wings filled with light bits like sails. Goldhorde had a big flash of a grin on his face as hundreds of lights fell like jackpot coins around his legs and began to pile around and half bury him. <text:line-break/><text:line-break/>Daginal saw too late. The red light was sweeping by again. By the time he realized it was on goldhorde. He squinted to see what was happening, but all he could see was the bottom of the data stream, and the lights slipping away like sediment in fast flowing water. The light lingered for a moment, then moved on. Daginal frantically searched for goldhorde. Where'd he gone? Where he'd been there was just an empty streambed. </text:p>
      <text:p text:style-name="P12"/>
      <text:p text:style-name="P14"><text:span text:style-name="T11">Then a little waggle caught his attention. Goldhorde wiggled playfully. As if to say “Here I am! Fooled ya!” A little movement made it all clear. </text:span>You clever critter!<text:span text:style-name="T11"> He'd covered himself in his wings, and made them match the stream bed and flickering lights. When he wiggled his wings Daginal could just make him out. His head popped out and a gutteral giggle of glee bubbled out from behind his sharp teeth. “geeeeeehh”</text:span></text:p>
      <text:p text:style-name="P12"/>
      <text:p text:style-name="P12">The dragon's hands were filled with data points. His hands positivily glowed as he churned his tail back and forth to navigate the tunnel. He swam out of the crossroads, and back to the little tributary that was Daginal's connection. In a moment Daginal had half a dozen suitable computer's user name and password, but in the form of a hash. A hash is a piece of data that has already been scrambled by a coding algorithm. </text:p>
      <text:p text:style-name="P12"/>
      <text:p text:style-name="P12">Daginal opened his class function. They'd been learning about hashes in his lessons. “If I just take this, and send it to a hash cracking service...” he clicked and sent the data. <text:s/>Now we wait. The service would look through billions of known passwords- trying to match the hash Daginal sent in, with a password. When it did, he'd have access to the computer he needed. </text:p>
      <text:p text:style-name="P12"/>
      <text:p text:style-name="P12">They waited. Daginal sat upside down in his chair, playing with goldhorde. He'd throw a piece of data deep inside the computer, and The dragon would come trotting back with it between his teeth. </text:p>
      <text:p text:style-name="P12"/>
      <text:p text:style-name="P12">One throw, Goldhorde did not come back with the data, but instead a message from the hash cracking service. It was a little envelope, and Goldhorde pinched it between the huge incisors at the front of his mouth. </text:p>
      <text:p text:style-name="P12"/>
      <text:p text:style-name="P12">Oh! Said Daginal. It's here. He quickly scooped goldhorde into the data dagger and then went in search of the terminal. The computer had identified itself as engine computer four. </text:p>
      <text:p text:style-name="P14"><text:span text:style-name="T11"><text:line-break/></text:span>The engines are in the back of the ship. I've never been there. <text:span text:style-name="T11">He pictured the long sleek ship in his </text:span><text:soft-page-break/><text:span text:style-name="T11">mind. The two hallways that spanned the sides, they led to the rear. </text:span>You're a boarding party. Space marine about to take a ship as bounty! <text:span text:style-name="T11">He made cocking noises and locked imaginary armor and weapons on himself and then took off down the side hallways. </text:span></text:p>
      <text:p text:style-name="P12"/>
      <text:p text:style-name="P12">He traversed the hall without incident. Most of the crew was either in the town or in the crew quarters at the belly of the ship. There was a distinct class line that the construction of the ship enforced, with the workers and technicians below the “blue line” as it was called. They even had their own hallway at the bottom seam of the ship. The owners need never see or interact with help. Daginal didn't know this, and snuck around every corner. </text:p>
      <text:p text:style-name="P12"/>
      <text:p text:style-name="P12">The engine room was a fair walk from the state cabins. By the time he'd gotten there he'd tired of making armor noises, and firing his autocannon at make believe enemies. He walked quietly into the rear observation deck. Here was a low hum and a faint glow. The view from this deck was of the four long engine thrust nozzles that hung from the rear of the ship like the stubs of wings on the back of the dragonfly larve that populated the coast of firelake. Opposite that, the engine compartment itself was visable. The thousand machinations of man and machine were observable from this room. The spectacle was facinating when the ship was underway, or the engines came online with a bang and a pulse of blue energy. </text:p>
      <text:p text:style-name="P12"/>
      <text:p text:style-name="P12">Far above, on the opposite wall, was the sentinel. This was the only place in the whole ship where the owner's superiority was challenged. And even here it was inobtrusive, and downplayed. A simple faceplate and eight black squarish oblongs of legs that sunk like fangs into the white wall and snaked unseen into the ship. <text:line-break/><text:line-break/>The captain had commented to his mother, “The lady of our ship is well behaved. We keep our peace, and she keeps her's. The guild seems to know how to pick the right lady for the right ship. I've had no trouble from her and don't expect to.” </text:p>
      <text:p text:style-name="P12"/>
      <text:p text:style-name="P12">Daginal looked over the engine room. The massive engineering works were supported in titanium buttresses which all woven into a spine of graphite epoxy and aluminum alloys. It never occurred to him that he shouldn't enter here. Rules were for other people, he was special. And inside that room was what he wanted. So he'd enter it with any means he needed to use. </text:p>
      <text:p text:style-name="P12"/>
      <text:p text:style-name="P12">He looked around the white clad observation deck. In the two corners nearest the wall were sealed hatches. <text:line-break/><text:line-break/>“Perfect. We can climb down those.” He pulled the dagger which held goldhorde and let the quicksliver metal sink into the hatchway lock. It sprung open with a clang and the hatch folded down into the floor revealing a long drop to the deck below and a ladder close at hand on the wall. Daginal stowed the dagger, and slung himself down the hatchway and onto the ladder, which clanked with a metallic sound on each footfall. </text:p>
      <text:p text:style-name="P12"/>
      <text:p text:style-name="P14"><text:span text:style-name="T11">In the heights the sentinel stirred silently, the single aperture of her red wreathed eye narrowed and </text:span><text:soft-page-break/><text:span text:style-name="T11">focused on the intruder to her domain. The engines were her charges, and like a mother spider in watch over her eggs, they were something she would kill or be killed for. Like many boys his age, Daginal did not understand or even know of the horrible dangers that <text:s/>he was a knife edge away from, and so approached life with a carefree attitude that nothing could or would go wrong. But had he looked, and understood what it was he saw, he would have seen the sentinel's ship length livathanic limbs shudder and begin to silently unsheath from the foramen through which they reached the whole ship. <text:line-break/><text:line-break/>At the bottom of the ladder he smiled, and looked up. He'd been on two good adventures today. The top of the aquaduct and to the engine room. His view was limited now. Where he'd been able to see the whole room, the decent to the deck made one engine the totality of his view. <text:line-break/><text:line-break/>It was as big as some of the larger ships that were serviced on the surface, which were what he was most familiar with, and made up his conception of a “ship” He'd never played, nor seen much of the asteroid sized super freighters or corsairs that were serviced in low orbit at the top of the space elevator. </text:span></text:p>
      <text:p text:style-name="P12"/>
      <text:p text:style-name="P12">This is amazing! Look at the size of it! Daginal made a mental note that he'd absolutely have to look up the specs of this engine. The obesssion and fun that his little barracuda provided him, was multiplied by the size and power of the engine. He walked down one side, mesmerized by the machine. <text:line-break/><text:line-break/>“That's where the fuel comes in.” He said to no one. Pointed to the line and traced it with his hand. And that's where the coolant runs. Wow. I wonder how much fuel this ship uses? Is it constant fusion or phase break pulse? I'm going to have to ask the captain.” </text:p>
      <text:p text:style-name="P12"/>
      <text:p text:style-name="P12">Above him the sentinel had drawn one long mechanical tentacle from the wall. She poised forward like a spider about to strike. Then he turned and she spied the youthful face, smiling and raving about the engines. Her engines. The eye of her appature looked again, studied the face. There was something there that saved him. As silently as she'd awoken, she reached back into the depths of her domain. </text:p>
      <text:p text:style-name="P12"/>
      <text:p text:style-name="P12">Daginal walked past the engines, eyes still fixed to the incredible machines. It took him fifteen minutes to walk the breadth of the ship to engine computer #4. There was a terminal here. A bright computer panel that housed a machine in equal to the engine it controlled. He bent behind the panel that housed it and looked it over. </text:p>
      <text:p text:style-name="P12"/>
      <text:p text:style-name="P12">“fourteen hundred processor cores. Dual system ram. Quad quantum computing. This is hundreds of times more powerful.... well I can't even tell exactly. But this is better.”</text:p>
      <text:p text:style-name="P12"/>
      <text:p text:style-name="P12">He opened the view case, and typed the username and password he'd been given. The screen read “complete biometrics scan” <text:line-break/><text:line-break/>“oh. Yeah. They would have that countermeasure wouldn't they. I wonder if goldhorde can beat that?”</text:p>
      <text:p text:style-name="P12"/>
      <text:p text:style-name="P12">He pulled the dagger from his belt and pressed the tip in behind the sockets for the scanner. The metal melted and flowed into the curcuits behind it. Inside goldhorde saw the data that was required and <text:soft-page-break/>pressed his own eyes up to the input port. They changed a hundred million times in the matter of a second, until he'd produced the unique pattern of color that was required. </text:p>
      <text:p text:style-name="P12"/>
      <text:p text:style-name="P12">The screen unlocked and he was inside. This was his first unsupervised time on a computer. His neck tingled and he shook a little bit, the excitement was so great. He hooked his hand into the interface and moved the cursor to the net. </text:p>
      <text:p text:style-name="P12"/>
      <text:p text:style-name="P12">What met him was anti-climactic. It was a simple white search page. “I though it would be more... interesting.” He typed firelake kastligar news into the bar and hit enter. The results came back instantaniously. <text:line-break/><text:line-break/>There were videos and articles. The first one was “Kastligar and associated stocks down 44% this week as labor riots shake the capital.” Another “Soft hearted, or Softheaded? Gentle approach to labor disputes cost Kastligar's dearly.” <text:s/>He clicked this one. </text:p>
      <text:p text:style-name="P12"/>
      <text:p text:style-name="P12">Firelake, PLANET NAME, Cossmarch 25 </text:p>
      <text:p text:style-name="P12"/>
      <text:p text:style-name="P12"><text:tab/>The labor disputes in Firelake started with an act of terrorism that has conservative ownership reeling. Grandpa Kastligar was killed in a bomb attack that hit his motorcade as it was entering the Kastligar family engine works, a work mannor style compound. The ancestral seat and corporate bastion of the family has been in business for centuries. Kastligar engine works [KEW] serves as a “last stop, first port of call” for ships entering or exiting the greater planetary system. Recently the company completed retrofit work on a pair of “planet mover” deep space haulers, which had seen it's stock up 22%. Called the blue chip of the terriories, Kastligar has increased dividends and payed shareholders for over two centuries. Curent CEO [DAD Kastligar] insisted in interviews that a peaceful resolution is possible, and dividends will be payed on time. </text:p>
      <text:p text:style-name="P12"><text:tab/>Shortsellers and market analists aren't so sure though, and the price of KEW has reflected that. It fell over 44% in just the last week. “Without labor, repair contracts are going to be late. Ship owners will miss the ability to create revenue. They won't pay Kastligar, and then dividends will be late, low, or nonexistent.” Says Luqas Mayar head of Blackstone capital, one of the systems largest ownership firms. They've instituted a sell order of all their Kastligar stock. </text:p>
      <text:p text:style-name="P12"><text:tab/>At the center of the problem is [Dad Kastligar's] handling of the issue. The majority of labor disputes of this type are usually handled by private security firms. Recent examples include the replacement of the labor force on Gbeck Farm Systems [GBFS], as well as the ordered clean up of system labor at major fuel mining on the Klatos asteroids [KLATOS]. Some are wondering if Kastligar is too close to the issue. He has refused to call in private security, instead he has spent weeks negotiating with laborers and ownership alike. He states “This is a family operation. I know the laborers here. I know their families. That's what makes this such a sound business. We work together to keep everyone happy.” Shareholders aren't happy though and niether are subsidiary business owners.<text:line-break/><text:tab/> Duak Azokov retrofits shielding systems, and is the second largest business on Firelake. Kastligar is his largest customer. “He's completely wrong about how he's handling this. We should have called in security forces weeks ago. There are rebellion forces here. But I can't control it, we don't have the funds. So we'll wait another week and <text:span text:style-name="T1">then </text:span>call in the troops. It is a shame, because we'll probably have to sell after this.”<text:line-break/><text:soft-page-break/><text:tab/>Rebellion leadership has not commented on their involvement in the incident on Firelike, however an assassination of a key corporate figure is in keeping with their methods. It remains to be seen if [Dad Kastligar's] methods are madness, or the halmarks of good family business that have made for great returns. </text:p>
      <text:p text:style-name="P12"/>
      <text:p text:style-name="P12">Daginal was mad after he read the article. “They're not treating Dad fairly. Why do they make it sound bad that he doesn't want to replace the workforce?” Daginal thought of all the people he knew at the shop and engine works. Of Hakim and his family. He wondered what “corporate security forces” were. If they were anything like the space marines on the barracuda, then they wouldn't be solving any disputes. More like wiping the slate clean for new people. </text:p>
      <text:p text:style-name="P12"/>
      <text:p text:style-name="P12">He clicked away from the article. Then to a video. It was of his Dad, being interviewed on a battlefield. He was dirty, his suit torn and the blackguard all around him. They looked angry. One of them was bleeding. Daginal recognized the part of Firelake they were in, but just barely. It was a ship armor street. Huge portions of ship's hulls were removed, refinished or repaired here. He could see the big hunks of metal in the background all pockmarked and shot up <text:s/>and the ground was littered with rubble.<text:line-break/><text:line-break/>He clicked play. They were explosions, gunfire in the background. </text:p>
      <text:p text:style-name="P12"/>
      <text:p text:style-name="P12">“Mr Kastligar. You've been opposed to using violence to reasert control over the labor force here. Yet we've been informed you've just made a forceful strike into the rebel controlled area's. Can you comment on that?”<text:line-break/><text:line-break/>His dad waved his hand, and didn't look at the camera. “There is no rebellion on “PLANET NAME” there's only stuborn and inept leadership on both sides. There are three problems here. 1. The labor can't see what's good for them because they're reading rebellion news and wrong information.”<text:line-break/><text:line-break/>“So there is rebellion influence on “PLAENT NAME” <text:line-break/><text:line-break/>“That's not what I said. Rebellion forces, are much diffeerent than good people misguided by propoganda. I know these people. They aren't an enemy. </text:p>
      <text:p text:style-name="P12">Two, It has come to my attention that the businesses we work with, the Subcontractors, <text:span text:style-name="T1">haven't </text:span>been paying a fair wage. The worker won't budge before everyone get's a fair wage. I tend to agree with that. <text:line-break/><text:line-break/>Do you mean Adzukov, Pellem? Asked the interviewer. </text:p>
      <text:p text:style-name="P12"/>
      <text:p text:style-name="P12">“I'm not naming any specific businesses. This is between labor, and ownership. And honestly the outside actors like Blackstone, and you idiots in the news, and the damned rebellion are making this so much worse. If we could all sit down and talk peacefully, we'd have had this worked out already. </text:p>
      <text:p text:style-name="P12"/>
      <text:p text:style-name="P12">“Is that what you've been doing now? A peaceful mission?” <text:line-break/><text:line-break/>His father glared with a face that Daginal knew. He was close to exploding. He took a moment to <text:soft-page-break/>compose himself. Straightened his tie. <text:line-break/><text:line-break/>“I was retrieving the body of my father. I'm sure you, and your viewers will understand the bonds of family. I wasn't acting in a professional capacity.”</text:p>
      <text:p text:style-name="P12"/>
      <text:p text:style-name="P12">“Some would see it otherwise. It seems to have sparked more violence. Why are you alright using violence to help your family, but not solve the issue at hand.”</text:p>
      <text:p text:style-name="P12"/>
      <text:p text:style-name="P12">“<text:span text:style-name="T1">Solving the issue at hand. </text:span>There are over four hundred and fifty thousand people in Firelake. Maybe two million on the planet total, and on the space elevator, and surrounding attached asteroid area. Maybe other corporations can just <text:span text:style-name="T1">fire</text:span> four hundred fifty thousand people. But Kastligar Engine Works will not. I have a duty to those people, just as much as I do the shareholders. And if you can't see the difference in a defensive action, which we attempted under a white flag, and the elimination of almost half a million people, well that's the problem I've been talking about with outside influences making the problem worse. No other questions. He moved, and the blackguards moved with him. Before he was out of the square he turned and said<text:line-break/><text:line-break/> Kastligar engine works will make our dividends, contracts on time, and pay our workers fairly. <text:line-break/><text:line-break/>With that Dad walked out of frame. The interviewer did not move for the The blackguards, and stood in the way as if to say “I don't have to move for you”. They didn't miss a beat. One picked up the interviewer <text:s/>and spun 180 degrees and set the much smaller man down. He huffed, and shook himself like a dog, and then turned to the camera. </text:p>
      <text:p text:style-name="P12"/>
      <text:p text:style-name="P12">“Unconventional ideas here on [PLANET NAME]. I personally think things are quite past a peaceful solution.” A bomb blast far in the distance punctuated his point. “How much shareholders have to bleed before DAD KASTLIGAR can be taken in hand is the question for the future. If Kastligar won't use force, the next step may be a hostile take over of the company.” <text:line-break/><text:line-break/>The video ended.</text:p>
      <text:p text:style-name="P12">Daginal was even more mad. They can't take our company! He didn't understand exact all that was being said in the article and interview but he was certain he knew what hostile take over meant. </text:p>
      <text:p text:style-name="P12"/>
      <text:p text:style-name="P12">He felt his hands shaking. And his voice trembled when he said aloud to himself. “They can't do that!”</text:p>
      <text:p text:style-name="P12"/>
      <text:p text:style-name="P12">When his words echoed through the engine room, he felt how small he was. How little he could do to change anything that was happening to his dad, their company, or firelake millions of miles away. </text:p>
      <text:p text:style-name="P12"/>
      <text:p text:style-name="P12">He closed the video link, and looked at the blank search bar. He typed “hostile take over” into the search bar. </text:p>
      <text:p text:style-name="P12"/>
      <text:p text:style-name="P12">The results were ugly. The first was a wiki article about the concepts of hostile take overs. Daginal read <text:soft-page-break/>it, and absorbed some key concepts and clicked out of it. </text:p>
      <text:p text:style-name="P12"/>
      <text:p text:style-name="P12">He looked down at the grating of the floor and sighed. There wasn't anything to do with this informaiton. It bubbled around in him like tar, and caught all his good feelings and made him feel uncomfortable. </text:p>
      <text:p text:style-name="P12"/>
      <text:p text:style-name="P12">The barracuda was still hovering at his shoulder. It might be hard to get back here again. You should take a look at the systems on this, while you can. <text:line-break/><text:line-break/>He took some connector wires from the computer and plugged the barracuda in. The ship looked like a miniature model of the real thing hanging above the keyboard. Daginal made a pssshsh noise like a ship taking on fuel would do. </text:p>
      <text:p text:style-name="P12"/>
      <text:p text:style-name="P12">On the screen, the model's operating system became visable in the periphary menu. He clicked it, and was met with a diagnostics screen. The menu wouldn't open without a password. He looked it over for a manufacturer.<text:span text:style-name="T1"> Gothe Systems. </text:span></text:p>
      <text:p text:style-name="P15"/>
      <text:p text:style-name="P12"><text:span text:style-name="T1">“</text:span>Isn't that the real manufacturer of these ships?”</text:p>
      <text:p text:style-name="P12"/>
      <text:p text:style-name="P12">Back to the search bar. He typed in <text:span text:style-name="T1">Gothe Systems Barracuda Model </text:span>OS Access. </text:p>
      <text:p text:style-name="P12"/>
      <text:p text:style-name="P12">The search wasn't what he wanted. There weren't any instructions on getting into the operating systems. </text:p>
      <text:p text:style-name="P12"/>
      <text:p text:style-name="P12">Goldhorde. I bet he'll find me what I want. He navigated over to the dagger's representation on the desktop and opened it up. The dragon was inside sleeping. He'd made himself a den in the side of a hill, and the green grass was covered and marked with the tailings of his digging. From inside a wreathe of smoke rose up from the opening like a cozy fire from a chimeny. </text:p>
      <text:p text:style-name="P12"/>
      <text:p text:style-name="P12">“Well! You've set yourself up nicely.” Goldhorde came out from his den and looked around expectantly. Like a dog eager to play. </text:p>
      <text:p text:style-name="P12"/>
      <text:p text:style-name="P12">“More work. I don't know what I'd do without you. I can't seem to find anything that I need. Can you come search?” <text:line-break/><text:line-break/>The dragon knodded eagerly and the two of them lef the data dagger and went back to the search bar. The dragon's golden body looked bright and out of place against the white background of the search bar. </text:p>
      <text:p text:style-name="P12"/>
      <text:p text:style-name="P12">Can you find me <text:span text:style-name="T1">Gothe Systems Barracuda Model </text:span>OS Access? The dragon sniffed the phrase and gave a little snort. Then he was gone. </text:p>
      <text:p text:style-name="P12"><text:soft-page-break/>It didn't take him long to return. Daginal was perplexed by the address of the site. It was completely different from the structure of anything he'd seen before. </text:p>
      <text:p text:style-name="P12"/>
      <text:p text:style-name="P12">Jsspr://io.gavegrave.Reb </text:p>
      <text:p text:style-name="P12"/>
      <text:p text:style-name="P12">Daginal, who knew nothing about the data link or the rebellion clicked the link. </text:p>
      <text:p text:style-name="P12"/>
      <text:p text:style-name="P12">It was exactly what he was looking for. The landing page was a dark grey. Down the side in blue tabs and with red letters were hundreds of models and makes of all sorts of ships. The center was a Bio about the site owner. </text:p>
      <text:p text:style-name="P12"/>
      <text:p text:style-name="P12">Tired of losing to quick system attacks? Does your opponent have a skilled onboard offensive tech team? Looking to practice the best in red team blue team ship or cargo acquisition? <text:line-break/><text:line-break/><text:span text:style-name="T10">Offensive tech team? </text:span>He made a mental note to look that up. </text:p>
      <text:p text:style-name="P12"/>
      <text:p text:style-name="P12">There was a video. He clicked it. “High I'm Harla Kright, the developer of SatanaTech software. I belive that competative model ship matches are one of the greatest learning tools for real world skills. Why should we stick to what manufactures state our ships can and can't do? Want a competitive edge? Try some of our new programs for your ship today! <text:line-break/><text:line-break/>Daginal had never seen anyone dressed like she was. She seemed so cool. Baggy overalls that looked like mechanics gear the technicians wore. She had long beautiful dreadlocks and the sideof her head was shaved. A long tattoo that started on her hand wound its way up her arm, up the shoulder, neck and side of her head. </text:p>
      <text:p text:style-name="P12"/>
      <text:p text:style-name="P12">He sat and stared for a long while. </text:p>
      <text:p text:style-name="P12"/>
      <text:p text:style-name="P12">“Look here at this kaccer dart. This is one of the most common ships on the market.” She held up the little ship. It was single seat attack fighter. “Favorite of ambush jumpers and escort slags everywhere. Cheap, easy to repair, and deadly effective.” With those words she smiled at the viewer. She had a gap inbetween her front teeth, and her canines were more prominent than her other teeth. It gave her a wolfish look. </text:p>
      <text:p text:style-name="P12"/>
      <text:p text:style-name="P12">A stat's screen covered the video. It showed the stock stats and modified stats for a kaccer dart. “Look at that. 23% faster. 12% more range. Attack increases by 44%! That's our proprietary viral payloads. Stock gamer will get crushed every time. Don't let that be you. ” <text:line-break/><text:line-break/>Her hand ran down the left side of the screen, which had just changed back to the landing page. Find your model on the left, and see what SatanaTech can do for you! You've got two options. Free page let's you have access to all videos and mods you can do yourself, you'll just have to join me in some ads. Premium friends get add free, and depending on your tier you get a certain number of ships full mod <text:soft-page-break/>complement. </text:p>
      <text:p text:style-name="P12"/>
      <text:p text:style-name="P12">She paused. Daginal was mesmerized by this cool lady that liked ship battles as much as he did. <text:line-break/><text:line-break/>“While I've got you. And speaking of adds- let's look at today's sponsor- ME!! </text:p>
      <text:p text:style-name="P12">The video cut to a red lit ship's cabin. Harla was at the helm. A short fat glass pipe was in her left hand and it made a bubbling sound when she drew on it. Smoke wreathed from her lips. One pupil dilated enormously. <text:s text:c="2"/>She looked over at the viewer. She spoke slow, and sultry. </text:p>
      <text:p text:style-name="P12"/>
      <text:p text:style-name="P12">“Every captain can use a break from the stress of the ship.” </text:p>
      <text:p text:style-name="P12"/>
      <text:p text:style-name="P12">There was a frame length flash of Harla's naked body grinding on a pov captain, his hands just reaching out to touch her nude breasts. The music went from quiet ship life, to thumping bass. </text:p>
      <text:p text:style-name="P12"><text:line-break/>It cut back to Harla, and a mischievous grin crossed her lips. “Don't you get loney from time to time? I know I do.” She looked forward at the stars out the front window of the cabin and took another draw from the pipe. “And in space... it's always night.” Three frames of Harla in different positions, in extreeme pleasure flashed the screen. The music changed again, and the sounds of moans filtered into the track. </text:p>
      <text:p text:style-name="P12"/>
      <text:p text:style-name="P12">Back to Harla who gave a final knowing smile, set down the pipe and walked out of the cabin. Her hips swayed provacativly, and the beads and charms in the long part of her hair tinked like small bells. At the edge of the doorway she turned, winked, and said<text:line-break/><text:line-break/>“See ya soon, captain. You know where to find me.”</text:p>
      <text:p text:style-name="P12"/>
      <text:p text:style-name="P12">The screen faded to black, with only the pipe remaining in view. A long lithe line of smoke drifted up from the still red cherry in the bowl, and a text line came into view. “Harla Flower VR and realistic toys.” </text:p>
      <text:p text:style-name="P12"/>
      <text:p text:style-name="P12">Something in Daginal's mind changed forever. Nerotransmitters flooded his hypothalamus, and a pathway started there. A drive and conciousness that he'd never before had. He felt compelled to look, to chase that lady who'd just walked out the door. </text:p>
      <text:p text:style-name="P12"/>
      <text:p text:style-name="P12">He hovered over the link. Somewhere there was a part of his mind that said “no. don't do that. It's wrong.” He didn't listen. </text:p>
      <text:p text:style-name="P12"/>
      <text:p text:style-name="P12">The link was to a store- there were videos, VR, flower, which daginal didn't understand. Toys and machines that didn't make sense to him. He was about to click a video when he heard two crew members talking. <text:line-break/><text:line-break/><text:soft-page-break/>There was someone in the engine room! He clicked away from the store. And back to the mod's page. <text:line-break/><text:line-break/>Down the side, scrolling through the ships as fast as he could. He found the Barracuda, then asked Goldhorde to copy the contents of the page. He ducked down and crept forward while it transfered. Down the length of the engine, he could make out two crewmembers. <text:line-break/><text:line-break/>“Come on hurry up!” he thought as the download finished. As fast as it was done he grabbed the dagger and logged out the system. He crawled into a vent space just below the engine. He couldn't make out what they were saying, but the talk was back and forth. Constant. <text:line-break/><text:line-break/>It was a long wait for the crew to get done with their rounds. It was past Daginal's bedtime when they finally walked out of the ship engine room. He was nodding forward, eyes almost closed when they closed the bay door. He was alone. </text:p>
      <text:p text:style-name="P12"/>
      <text:p text:style-name="P12">He crawled forward, looking around cautiously. Then back up the ladder through the hatch and down the hall to his bedroom. It was five hours until Gatz had said he'd wake Daginal for training, which he did not remember was coming in the morning. His heart stopped beatting fast once he was tucked into the cool sheets of his bunk. The last thing he thought of before he drifted to sleep was the unknown intense world of bodies and feelings he'd never known.</text:p>
      <text:p text:style-name="P12"/>
      <text:p text:style-name="P12">Back in the engine room, something aided and abetted his computer misdeeds. Took the time to carefully erase all the tracks he'd left. His doings must be allowed to continue. Unhindered by parent or church.</text:p>
      <text:p text:style-name="P12"/>
      <text:p text:style-name="P12">Morning came far too early. Gatz shook the boy's shoulder with a heavy hand. With a gasp and a start Daginal drew the dagger and waved it.</text:p>
      <text:p text:style-name="P12"/>
      <text:p text:style-name="P12">“Easy there lad. Easy.” Said Gatz with a sigh. “Just me.” </text:p>
      <text:p text:style-name="P12"/>
      <text:p text:style-name="P12"><text:s/>Daginal's mouth tasted like grandfather's breath smells. He was groggy and disoriented. Eyes strained to find Gatz but there was nothing more than a dark shadow. The little room was illuminated only by the double moonlight that flitered through the window. </text:p>
      <text:p text:style-name="P12"/>
      <text:p text:style-name="P12">“Good morning Mr. Daginal.” He gave the boy a pull and stood him on his feet. <text:line-break/><text:line-break/>“Wha... What are we doing? Do we have to go somewhere? Was there another attack?” Asked Daginal. </text:p>
      <text:p text:style-name="P12"/>
      <text:p text:style-name="P12">“No! You'er <text:s/>safe and sound. <text:s/>But you've got a tough day ahead of you. Its a run and a swim with the blackgaurd and I don't envy you that.” <text:line-break/><text:line-break/>“I'm going back to bed. Come get me when we get to do something fun like shoot.” </text:p>
      <text:p text:style-name="P12"/>
      <text:p text:style-name="P12"><text:soft-page-break/>“Mr. Daginal.” Gatz bent, eye level and took the young man by the shoulders. “Your father charged me to train you. And you are going to be trained. Your father may be a kind man but he selected an iron instrument. Now I know you'er not used to this. So were going to start slow. But know-”</text:p>
      <text:p text:style-name="P12"/>
      <text:p text:style-name="P12">There was a pause. Gatz shifted the weight from one bent leg to the other and turned his face so that Daginal had to make eye contact. <text:line-break/><text:line-break/> “-In my culture, when a young man disobeys his elders, there are consequences. And I promise they'll be worse than the run and swim.” A grunt escaped his lips as he stood and looked at Daginal. </text:p>
      <text:p text:style-name="P12"/>
      <text:p text:style-name="P12">“So what will it be?” One hand gestured towards the door, and the other the bed. </text:p>
      <text:p text:style-name="P12"/>
      <text:p text:style-name="P12">“Isn't much of a choice.” There were running shoes his kit bag. The mag locks of the storage under the bunks clicked open and he fumbled through his gear until he found the bag. </text:p>
      <text:p text:style-name="P12"/>
      <text:p text:style-name="P12">“It's 0500. I'll meet you at 0515 by the big light by the landing pads. You know the one that looks”</text:p>
      <text:p text:style-name="P12"/>
      <text:p text:style-name="P12">“Like a big clover?” <text:line-break/><text:line-break/>“That's right.” <text:s text:c="2"/></text:p>
      <text:p text:style-name="P12"/>
      <text:p text:style-name="P12">It took 10 minutes for him to find the track pants and light running shirt his mother had bought him. The hood was gauzy and fit his head like a sheath. He clambered down the steps, and out the gangway of the ship. There were four other blackguard waiting under the lights. </text:p>
      <text:p text:style-name="P12"/>
      <text:p text:style-name="P12">“Тхе бойьс верй софт. Цаньт сее а спецк оф мусцле он хим<text:span text:style-name="T14">*</text:span>” said one guard in his native tounge.</text:p>
      <text:p text:style-name="P12"><text:span text:style-name="T16">“Boyza usa oft 'eh? Man 'tant a speck of the strong stuff on 'em*”</text:span> </text:p>
      <text:p text:style-name="P12"/>
      <text:p text:style-name="P12">Лионьс аре киттенс щхен тхей аре борн. Бе такинг хеадс соон еноугх.* Replied another. </text:p>
      <text:p text:style-name="P16">“Lions is kittens when they's barn. Taken hades sun eonugh*”</text:p>
      <text:p text:style-name="P12"/>
      <text:p text:style-name="P12">The feeling of being talked about was unpleasant. There was pressure there. That not Daginal, his father, or mother even knew of. He wouldn't have put him under it otherwise. But everyone in the company knew him. Had interviews with his father quarterly. And there was a portrait of Daginal and his sister on the wall. Father talked of them often. Mother told everyone proudly what they were doing. It was a minor celebrity that weighted like an unseen stone against the trunk of the growing young sapling. </text:p>
      <text:p text:style-name="P12"/>
      <text:p text:style-name="P12">Daginal stood close and watched the men and felt uncomfortable. Some ate. Some tied their boots, or <text:soft-page-break/>swapped their kits for swimming gear. </text:p>
      <text:p text:style-name="P12"/>
      <text:p text:style-name="P12">“Cansya swim in dhat Mr. Man?” Asked Gothe. He was older and had two stripes of silver through his hair and beard. His face bore many tattoos. A screaming skull on his chest went all the way down. On the armor, the underlayer, the silk bleed stopper, and the chest. </text:p>
      <text:p text:style-name="P12"/>
      <text:p text:style-name="P12">“Sorry, what?” Said Daginal struggling with the thick accents. <text:line-break/><text:line-break/>The man made paddling motions. “Can...sya..... suhwim in dh...at. Mr. Man.” Slowly this time but still the same hard accent. </text:p>
      <text:p text:style-name="P12"/>
      <text:p text:style-name="P12">“Oh swim. Yes I can swim.” He beat his arms against his sides. It was colder now, in the predawn light. <text:line-break/><text:line-break/>“Onot Dis far. Yous came here. Carry dis.” The man pulled a small black backpack from the gear piled round the lightpoast, and then a set of long black flippers from a hardsided locker. <text:s/>He tucked the flippers into the bag and they almost fit. Then he motioned to Daginal. </text:p>
      <text:p text:style-name="P12"/>
      <text:p text:style-name="P12">Daginal came over, and then the man fit his arms through the straps and then buckled the belt and chest lock. His hands hovered over the running shirt then tugged at it. <text:line-break/><text:line-break/>“Ohows yous kaynow wear damns blacks?” </text:p>
      <text:p text:style-name="P12"/>
      <text:p text:style-name="P12">“My mother bought it for me.” </text:p>
      <text:p text:style-name="P12"/>
      <text:p text:style-name="P12">“Lungri. Put dthe cubs in dthe right fuers. Kmaeks 'em men.” He said to himself more than to Daginal. <text:line-break/><text:line-break/>“Oyous big boss osone?” His eyes were dark, but the stripes of silver glittered like old claw marks down his head and face. </text:p>
      <text:p text:style-name="P12"><text:line-break/>Daginal nodded. They'd been with the guards for weeks. It was strange he asked who he was thought Daginal. </text:p>
      <text:p text:style-name="P12"/>
      <text:p text:style-name="P12">“Mahaby 'ittle boss” and he made a diminutive measurement with his two fingers. “some dahy. Ivf you live. ” </text:p>
      <text:p text:style-name="P12"/>
      <text:p text:style-name="P12">The man walked briskly to the front of the group, snapped his boot heels and stood at attention. The men all stopped what they were doing and fell into an ordered formation. From nowhere Gatz came to be at the front of the formation. <text:span text:style-name="T10">Where did he come from?</text:span> Thought Daginal. </text:p>
      <text:p text:style-name="P12"/>
      <text:p text:style-name="P12"><text:soft-page-break/>“Maste'r Seargeant K<text:span text:style-name="T14">þe</text:span><text:span text:style-name="T15">lth.” said Gatz. </text:span></text:p>
      <text:p text:style-name="P17"/>
      <text:p text:style-name="P17">“Sehir?” Grunted the old silver haired man. <text:line-break/><text:line-break/>“Report” </text:p>
      <text:p text:style-name="P17"/>
      <text:p text:style-name="P12">“Тхе фамилй ис сецуре. Теам оне анд тщо аре ин пер...*”</text:p>
      <text:p text:style-name="P18"><text:s text:c="4"/>“The family is secure. Team one and two are in pos....*”</text:p>
      <text:p text:style-name="P18"/>
      <text:p text:style-name="P19">“Ehhh. In the 'evils tongue. And ads pre-itty z' yous can make it. For he bensefit of our young grub here. ” </text:p>
      <text:p text:style-name="P12"/>
      <text:p text:style-name="P12">The Master Seargent grunted, knuckled his forhead and started into the most mangled English.</text:p>
      <text:p text:style-name="P12"/>
      <text:p text:style-name="P12">“Fiecry Laydee. She's saafe. Little lady. Safe. One of Team. Cuh-lohs d'to Laydee. Two of Team ohshide edge, long eeys, long guns. Grub 'is safe from bhut pay'ains ofs growins up.” <text:line-break/><text:line-break/>The crowd giggled. Daginal did not like being called a grub. <text:line-break/><text:line-break/>Good. And when will team one and two do what's owed? <text:line-break/><text:line-break/>“Schedleue for Muhidnight dis morning sir.” </text:p>
      <text:p text:style-name="P12"/>
      <text:p text:style-name="P12">Very good. That is all Seargeant. Men Fall in. </text:p>
      <text:p text:style-name="P12"/>
      <text:p text:style-name="P12">The group of blackguards turned as a unit and began to run. Daginal did not know they were about to move and began running moments after. The Seargent Major turned, and ran behind him. Every so often he'd grunt and make a motion with his head to hurry up, catch up. <text:line-break/><text:line-break/>They ran down the long open track of the road towards town. Trees passed them by in regular cadence, tree, shadow, moonlight, tree, shadow, moonlight. </text:p>
      <text:p text:style-name="P12"/>
      <text:p text:style-name="P12">Every time Daginal began to fall behind the Big Sargent would run faster and bump into him hard with a shoulder. The first time he fell, face first into the dust and his forehead bled. The seargent picked him up as he went by and tossed him so he had to land running. It only took a few of those hits before he ran fast and did not lag. </text:p>
      <text:p text:style-name="P12"/>
      <text:p text:style-name="P12">There were no goldspark hawkes in the sky, but the mantis were active, still now in the darkeness. Their pink slivers of crystiline keratine hissed through the air, now close, now far away. They only stopped glowing when the sunk into something living and pulled from them their life blood, or shattered on the ground.<text:line-break/><text:soft-page-break/><text:line-break/>Past the long avenue of trees and into the open plane. The “<text:span text:style-name="T1">little blackie” </text:span>the manor house were distant blurs now. Toys on the horizon. <text:line-break/><text:line-break/>One blackguard let out a long wailling, and beat his chest. The rest followed with an answer, gutteral and fierce. They sang, call and answer, and in the distance Daginal thought he heard others answering as well. </text:p>
      <text:p text:style-name="P12"/>
      <text:p text:style-name="P12">He nearly fell into the Yokdzonot. The troop had halted but he ran forward, numb and unaware. One hard hand grabbed him by the collar and pulled him back. <text:line-break/><text:line-break/>It was a twenty foot drop. A crater opened here, with sheer sides and green accents of plantlife and algae that was berimed with minerals turquose like the water. One one side a long pipe snaked down and plunged like a straw into the sunken goblet of Yokdzonot. From it all the land drew water and life. It ran many paths, one up the leg of the auqaduct. The other to town. Last a fat black pipe three times the others ran into the plane itself. </text:p>
      <text:p text:style-name="P12"/>
      <text:p text:style-name="P12">The light was just beginning to show, like the edge of a gold coin in the mud, around the eastern shoulder of the great mountain range that crowned the plane. A sliver of it hit the edge of the Yokdzonot when the first Blackguard dove. <text:line-break/><text:line-break/>Daginal had never jumped from something so high, and so he was afraid. <text:line-break/><text:line-break/>“Grub.” Said the Master Sargent. <text:s/>“Deon't Jump. On dem slippas and go like tis.” And hopped forward into a canon ball in the dust. He stood and brushed the dust from himself. </text:p>
      <text:p text:style-name="P12"/>
      <text:p text:style-name="P12">Daginal shook as he put on his flippers. Awkwardly he waddled forward to the edge and looked over. <text:line-break/><text:line-break/>The seargeant stood at his back, and there was a hint of force in his posture, so Daginal did not have to guess what would happen if he didn't jump. The men below were treading water, laughing and talking. Their words and noises echoed off the drum sides of the great water feature. Like a dog deciding to jump he walked back and forth fastidiously trying, as if he found the right spot the jump would not be scary. Feeling the seargent shifting behind him he finally jumped. </text:p>
      <text:p text:style-name="P12"/>
      <text:p text:style-name="P12">The sail thorugh the air was an enormous relief. He felt for a moment like he was flying. The seargent jumped the same time that he did, in a long arching swan dive. </text:p>
      <text:p text:style-name="P12"/>
      <text:p text:style-name="P12">The water swallowed him. Pulled him into a dream of an otherworldly womb. He'd expected the water to be cold, but it was like a bath just before one needs to add more hot water to keep it comfortable. He opened his eyes and was met with a riot of color and motion. Fish of all shapes and sizes, plants reaching for the sun. All bordered in a casement of grey stone and turquose water. <text:line-break/><text:line-break/><text:line-break/>He surfaced and breathed deeply. The blackguard all cheered. <text:line-break/><text:soft-page-break/>“Grub is alive!” he heard one say. The Sargent was treading water at his side and looked at him possesively, like big black swan over a new cygnet. </text:p>
      <text:p text:style-name="P12"/>
      <text:p text:style-name="P12">“Can yous swim waell?” Said the Sargeent and motioned for Daginal to swim to the wall and back. He kicked his feet and found that he was a torpedo with his flippers on. He raced through the water. Fingers dug into the mossy rough stone and he turned and pushed off the rock. The last half of the swim he did under the water, rippling his body like a wave. He stayed under until his lungs screamed for breath, and overcame the wonder of his eyes at all that was in the Yokdzonot.</text:p>
      <text:p text:style-name="P12"/>
      <text:p text:style-name="P12">When he surfaced again the blackguard were chanting. He wanted a companion in his wonder and turned with a smile to point to what was beneath them, but then changed, as the sound was deep and solemn. </text:p>
      <text:p text:style-name="P12"/>
      <text:p text:style-name="P12">Monotonus Deep bass reverberated off the walls. Buttressed by baratones the sound swelled and echoed off the walls. A high tennor soared over it all a sort of wailing chanting to the against the dirge. It was beautiful. Daginal swam, and began to hum to the bass notes. </text:p>
      <text:p text:style-name="P12"/>
      <text:p text:style-name="P12">As soon as it had started, it was over. One by one the guards began to dive and disappear. Daginal was eager now. He'd not liked the running, but this seemed proper sport. It was a game not a chore. The sargent caught him before he followed the rest underwater. <text:line-break/><text:line-break/>“Little grub. Do you see the white water below?” </text:p>
      <text:p text:style-name="P12"/>
      <text:p text:style-name="P12">He held his breath, submerged his face, and looked. At the very bottom of the <text:s/>Yokdzonot there was a white washed section, a sandy circular depression filled with white litter and dead coral. </text:p>
      <text:p text:style-name="P12"/>
      <text:p text:style-name="P12">“I do.” Said daginal. </text:p>
      <text:p text:style-name="P12"/>
      <text:p text:style-name="P12">“Do you see the bones in the water?</text:p>
      <text:p text:style-name="P12"/>
      <text:p text:style-name="P12">He knodded. </text:p>
      <text:p text:style-name="P12"/>
      <text:p text:style-name="P12">“Not a safe place for fish. Not for grubs either. Do not go here, or the seargent will follow you to hell and make you run everyday until you are sick, so I do not have to tell your mother.”</text:p>
      <text:p text:style-name="P12"/>
      <text:p text:style-name="P12">he paddled his arms in big circular motions, and his body lifted up higher in the water. “Now fill your lungs and follow me.” </text:p>
      <text:p text:style-name="P12"/>
      <text:p text:style-name="P12">The sargent dove and daginal followed. They swam a ten foot length diaganal to the edge of the wall, <text:soft-page-break/>where the was a oblong hole ten men abreast. The inside swallowed light. It was as different from the Yokdzonot as day is to night. The seargent plunged in and Daginal followed. His eyes adjusted, and in a moment he could see a faint glow in the distance. He swam hard and fast for it, passing the sargent. </text:p>
      <text:p text:style-name="P12"><text:line-break/>As they neared the light Daginal could start to see little whisps of white in the bottom, which was now far deeper than the bottom of the Yokdzonot had been. The white ran like the back of a snake that dove below the surface of the stone. </text:p>
      <text:p text:style-name="P12"/>
      <text:p text:style-name="P12">Finally they were at the light, and Daginal surfaced to meet it. The echos of splashing and moving water and of men met his ears. The sargent surfaced near him and when he did Gatz laughed. <text:line-break/><text:line-break/>“I never thought I'd see the Master Seargent last” </text:p>
      <text:p text:style-name="P12">“The grub is fast when he's lungs are empty. You're a fish and not a gazelle.”<text:line-break/><text:line-break/>Daginal did not hear their talk, he was so mesmerized by the surroundings. They were in a cave, it was long and tall like a box canyon, half filled with water. Only by looking at the walls and finding a fixed point could he tell they were moving slightly by a current. <text:s/>It was lit by far away holes in the cave roof, that brought sunlight and air. The walls and edges of the cave were filled with carvings. Of men and women in pastoral scenes. Hunting was depicted on another section. A grand religious pattern, centered on a bird with a sun errupting from it's mouth Daginal gasped at the sight.</text:p>
      <text:p text:style-name="P12"><text:line-break/>“what is this? Who made this?”<text:line-break/></text:p>
      <text:p text:style-name="P12">People. People like the [insert race of the black guard]. They lived here once. See? <text:line-break/><text:line-break/>The cave had carved steps on either side, that opened recesses and tunnels carved far into the walls. </text:p>
      <text:p text:style-name="P12"/>
      <text:p text:style-name="P12">Where are they now? <text:line-break/><text:line-break/>“No quesitons little grub. Swim.” </text:p>
      <text:p text:style-name="P12"/>
      <text:p text:style-name="P12">The channel wound through the rock, and Daginal struggled to see everything that was in it. Sometimes he'd look at the carvings in the walls, Other times submerge his face to see the dead zone glowing in the water below. It was tempting to climb on the steps and go into the spaces that struck further in, away from the water. </text:p>
      <text:p text:style-name="P12"/>
      <text:p text:style-name="P12">Before he knew it they'd ended the strange swim through the channel. The guard all dove, one by one ahead of him, and he dove as well. They exited through a trifurcated opening. As he drew near he could see the splits of the opening was man made. In the center of the hole was a huge carved bird totem. It's wings spread out, and beak opened. Rags of algea waved from it's wings, which met the opening as if to hold it open. </text:p>
      <text:p text:style-name="P12"/>
      <text:p text:style-name="P12">They surfaced again in an entirely different Yokdzonot. Daginal looked to the sky but saw nothing but <text:soft-page-break/>great treee branches overhead. An air cavalry of dragonflys wooshed and turned about the space.</text:p>
      <text:p text:style-name="P12"/>
      <text:p text:style-name="P12">The group swam towards a set of stone stairs, carved into the round wall. Daginal breathed heavy as he pulled himself from the water. The sun had risen by the time the group got up the steps. <text:line-break/><text:line-break/>Running was worse wet. Daginal lagged behind. <text:line-break/><text:line-break/>“Move little grub. You can't stop.” Said the Seargent. </text:p>
      <text:p text:style-name="P12"><text:line-break/>“There's something wrong with my shoes.” He complained. There was sand getting in his shoes and they were starting to rub.</text:p>
      <text:p text:style-name="P12"/>
      <text:p text:style-name="P12">“People who want you dead do not care. You think bad people stop to let you fix your shoes?”<text:line-break/><text:line-break/>Daginal was sobered by this thought. People want him dead? Why? <text:line-break/><text:line-break/>Eventually the captain fell back and spoke a few word to them both. <text:line-break/><text:line-break/>“You two head back to the ship. This is enough for today. Leave him there and meet back with us. You did well young mr. Kastligar. Tomorrow you will do better.”</text:p>
      <text:p text:style-name="P12"/>
      <text:p text:style-name="P12">“We have to do this again?” <text:line-break/><text:line-break/>Both the seargent and the captain laughed. Then the seargent turned away from the group. Daginal was greatful to head towards the house. The sun was beating on him in full force by the time they got home. <text:line-break/><text:line-break/>He sat down and breathed hard. Wiped the sweat away from his face. </text:p>
      <text:p text:style-name="P12"/>
      <text:p text:style-name="P12">“How far did we go?” </text:p>
      <text:p text:style-name="P12"/>
      <text:p text:style-name="P12">“You ran three miles. Swam for two. Is not bad for little grub. Go clean your body. Tend to your feet. Feet are the wheels of the body.”</text:p>
      <text:p text:style-name="P12"/>
      <text:p text:style-name="P12">What do I need to do to my feet?</text:p>
      <text:p text:style-name="P12"/>
      <text:p text:style-name="P12">See you mama. She will know. Also eat good food. No candy. Lots of fruit. Melon. Drink water. Protein. Meat. See you tomorrow.” </text:p>
      <text:p text:style-name="P12"/>
      <text:p text:style-name="P12">Daginal lay in the grass of the edge of the landing zone and watched the seargeant disapear in the distance. After a while he pulled himself up and staggered into the shower. </text:p>
      <text:p text:style-name="P12"><text:soft-page-break/>The heads in the ship were spacious with white tile and heated floors. Daginal stripped his clothes. Little sprinkles of sand dropped from the crevices. It stood out against the floor. He poked at the shower controls and the water came out perfectly warm, the temperature of a womb. The water washed him clean. He wrapped in robe and walked down the corridor to his room, holding his dirty clothes in his arms</text:p>
      <text:p text:style-name="P12"/>
      <text:p text:style-name="P12">When he got to his room, his mother was there. She sat on his bed and looked out the window. She was in a riding dress, and her long blonde hair fell in layered tresses. </text:p>
      <text:p text:style-name="P12"/>
      <text:p text:style-name="P12">“Good morning. You've been out running with the guards?” <text:line-break/><text:line-break/>Daginal put his clothes in a bin that slid out from the wall. They would disappear and come back clean. Privilege that worked like magic, that he neither understood or appreciated. <text:line-break/><text:line-break/>“We swam too. In one of the <text:s/>Yokdzonots. Have you ever been there?” He was animated and smiled, and his mother smiled back. </text:p>
      <text:p text:style-name="P12"/>
      <text:p text:style-name="P12">“There was a tutor trip there when I was a girl. You should ask your grandfather about them, he knows all kinds of history.” </text:p>
      <text:p text:style-name="P12"/>
      <text:p text:style-name="P12">A screen pulled from his closet, gave him privacy. The fresh clothes felt like embracing a cloud. His hair was still wet and stood up in a shock. Mother motioned to the chair at his desk and he sat down. </text:p>
      <text:p text:style-name="P12"/>
      <text:p text:style-name="P12">“What did you think of the run?” she said, a little louder, to cary over the screen. </text:p>
      <text:p text:style-name="P12"/>
      <text:p text:style-name="P12">“It was hard, but it was fun. I think they took the swim in the Yokdzonot just for me. Gatz saw me swimming here and I bet he thought that'd be a good way to get me to like it. </text:p>
      <text:p text:style-name="P12"/>
      <text:p text:style-name="P12">“Well did it work?” asked his mother. <text:line-break/><text:line-break/>“I didn't like the running.” He stepped from behind the screen and looked out the window and around the room.</text:p>
      <text:p text:style-name="P12"/>
      <text:p text:style-name="P12">“you didn't like computers the first time we took you to mr. Eakman's. Remember that? You wanted to quit. Now its hard to get you away from the things. </text:p>
      <text:p text:style-name="P12"/>
      <text:p text:style-name="P12">They both looked at the computer on the desk. Daginal's dagger was still in the sheets of his unmade bed, and it caught his eye as he looked over. </text:p>
      <text:p text:style-name="P12"/>
      <text:p text:style-name="P12">“Do you want to sit here? I'm going to make my bed.” </text:p>
      <text:p text:style-name="P12"><text:soft-page-break/><text:line-break/>She eyed him suspiciously. “alright I'll move. She rose, and then sat watching as he carefully made the bed. He took care to pull the sheets up close to the pillow and tuck the dagger in. </text:p>
      <text:p text:style-name="P12"/>
      <text:p text:style-name="P12">So you liked the <text:s/>Yokdzonot? </text:p>
      <text:p text:style-name="P12"/>
      <text:p text:style-name="P12"><text:s/>I want to go back there. There were amazing fish in the water there. And such cool carvings on the walls. </text:p>
      <text:p text:style-name="P12"/>
      <text:p text:style-name="P12">“Weren't they spectacular? That culture must have dedicated so much time to art. I'm glad you appreciate those types of things. ”</text:p>
      <text:p text:style-name="P12"/>
      <text:p text:style-name="P12">Daginal smiled at the praise. </text:p>
      <text:p text:style-name="P12"/>
      <text:p text:style-name="P12">“I came to give you this.” She pulled a book from the folds of her riding dress. </text:p>
      <text:p text:style-name="P12"/>
      <text:p text:style-name="P12">He took the leather bound copy. Books were something special he shared with his parents. A place where their love was unhindered and deep. Where they met in appreciation and mental growth. Some of Daginal's earliest memories were of his father reading stories of great heros to him before bed. </text:p>
      <text:p text:style-name="P12"/>
      <text:p text:style-name="P12">Atchtla' Keldan. She was a Gr<text:span text:style-name="T14">ő</text:span>the writer. Lived on Pelatz. Beautiful prose. I think you'll like the story too. Full of adventures. Perfect for a growing young man. </text:p>
      <text:p text:style-name="P12"/>
      <text:p text:style-name="P12">Daginal hugged his mother. She smelt like alphalpa from the horses and a sweet purfume. Love felt so good in these moments when he was golden, perfect, and had done everything right. When the pleasant fiction of who and what he was reflected back perfectly on his mother, and she was happy. </text:p>
      <text:p text:style-name="P12"/>
      <text:p text:style-name="P12">“You father called. Last night. Things are going better back in Firelake. He thinks they will have things back to normal there in a month or so. He's hoping to be able to take one of the fast coursairs over and see us soon.” </text:p>
      <text:p text:style-name="P12"/>
      <text:p text:style-name="P12">Daginal who knew things were not going well back in Firelake, listened with a sense of dissonance. </text:p>
      <text:p text:style-name="P12"/>
      <text:p text:style-name="P12">“That's good.” he saw himself saying, but did not feel connected to himself anymore. Like he was floating above the two of them watching. </text:p>
      <text:p text:style-name="P12"/>
      <text:p text:style-name="P12">“Because we're going to be here for a while, we will be hiring a tutor to come to teach you and your sister. They're from Argradiona and come very highly rated from the church system.” </text:p>
      <text:p text:style-name="P12"><text:soft-page-break/>“Ok” he said. “When do they get here?” </text:p>
      <text:p text:style-name="P12"><text:line-break/>They're on the next long distance convoy. She wanted to make sure that you get these. ” She handed him a few code chits- digital codes that would enable the 3d printers on board to create items, or him to access software. </text:p>
      <text:p text:style-name="P12"/>
      <text:p text:style-name="P12">He took the chits and looked them over. </text:p>
      <text:p text:style-name="P12"/>
      <text:p text:style-name="P12">We're going to church today. I want you to be ready for this afternoon. Your white shirt and tie are in the closet. The morning is yours. </text:p>
      <text:p text:style-name="P12"/>
      <text:p text:style-name="P12">He looked up at her as she stood. Then he stood and embraced her. “Thanks Mom. I'll make sure to get these ready.”</text:p>
      <text:p text:style-name="P12"/>
      <text:p text:style-name="P12">As she left, he said “Hey the master sargent said you could help me with my feet.” <text:line-break/><text:line-break/>She looked at his feet from the doorway. “oh those are rubbing terribly. Rub petrolium gel on them. Put that on before you run in the morning.”</text:p>
      <text:p text:style-name="P12"/>
      <text:p text:style-name="P12">“How do you know about that?” </text:p>
      <text:p text:style-name="P12"/>
      <text:p text:style-name="P12">“I'm a runner son. I've done several marathons. Before you were born I ran the firelake 400.”</text:p>
      <text:p text:style-name="P12"/>
      <text:p text:style-name="P12">Daginal shook his head. It took a moment to take the picture he had of his mother, and an elite runner. </text:p>
      <text:p text:style-name="P12"/>
      <text:p text:style-name="P12">“you ran the firelake? That's incredible. How did it go?” <text:line-break/><text:line-break/>“It was very difficult. I'll check on your feet later. Make sure to eat something. I'll see you for church.” <text:s/></text:p>
      <text:p text:style-name="P12"/>
      <text:p text:style-name="P12"><text:s/>She walked from the room and he could hear her footsteps receding down the hallway. </text:p>
      <text:p text:style-name="P12"/>
      <text:p text:style-name="P12">Then he was alone. He felt physically tired, but awake and alive. There was so much in the last 24 hours that excited him. Tons to do. <text:s/></text:p>
      <text:p text:style-name="P12"/>
      <text:p text:style-name="P12">He sat at the computer and made a list in his head. He wiggled his bare feet and looked at the raw bloody spots and blisters. And as he looked, he made the list. <text:line-break/><text:line-break/>There was the work on his Barracuda. He had the tools now to win. Win the way he should. There would probably be a game later that night. After church and the family dinner. </text:p>
      <text:p text:style-name="P12"><text:soft-page-break/>Thinking of the barracuda sparkedAn echo of the bass and moans from the young woman's advertisement... there was something there. He didn't know what. But something in him stirred and he knew that had to be on the list. </text:p>
      <text:p text:style-name="P12"/>
      <text:p text:style-name="P12">There were his lessons. He clinked the chits in his hands. Under closer inspection he saw that one of them was for a new computer. Another was for a system of software. </text:p>
      <text:p text:style-name="P12"/>
      <text:p text:style-name="P12">Talk to his Grandfather. The caves in the <text:s/>Yokdzonot had amazing things to learn about. </text:p>
      <text:p text:style-name="P12"><text:s/>It would be a full day. He walked from the room. Out of the real sunlight through the windows and <text:s/>into the bright synthetic light of the halls. Down to the den. </text:p>
      <text:p text:style-name="P12"><text:line-break/>The list started with the Catterly device. There was one in the den. He fed the chits into the machine. The grey box hummed and clicked. A white light inside of it illuminated, like an oven glowing from the inside baking his new computer and books and software. While it worked He looked over this space, that had been the totality of his home for the trip over. Where was home? The question hit him unexpectedly. </text:p>
      <text:p text:style-name="P12"/>
      <text:p text:style-name="P12">His room in the family manor came first to his eyes. The garden. The rings of the mechanics shops. Then the images of news casts. The rubble. The black ring on the map. </text:p>
      <text:p text:style-name="P12"/>
      <text:p text:style-name="P12">He felt alone. He needed a friend. But what he had were things. Books. Duties. His fantasies. And a mask he wore to appear ok. The golden boy. Something shuddered on the edges. The mask shifted and behind it a scared young man cried. Outside he just stared into the den and listened to the hum and click of the Catterly device. </text:p>
      <text:p text:style-name="P12"/>
      <text:p text:style-name="P12">“Enjoy your new purchases!” chimed the device. </text:p>
      <text:p text:style-name="P12"/>
      <text:p text:style-name="P12">His fingers felt warm against the glass. Then he opened the hatch and a bright smell of fresh plastic met his nose. There was a brand new computing device and a case of books. He hefted the computer. It was light and sleek. It automatically interfaced with the sensors in his eyes to show a walk through and introduction. The indicator floated there like a real thing. Next he opened the books and smelled them. Real paper. </text:p>
      <text:p text:style-name="P12"/>
      <text:p text:style-name="P14">Odd that she'd want me to use real books. </text:p>
      <text:p text:style-name="P12"/>
      <text:p text:style-name="P12">He hauled the gear from the den, to his room and looked over the new toys. This device was obviously superior to the old patched together computer on the desk. But it would have controls as well. Mr. Eakman had taught him that. </text:p>
      <text:p text:style-name="P12"/>
      <text:p text:style-name="P14"><text:span text:style-name="T11">He thumbed through the books. Discourses on ethics, computing, math. It all looked interesting. “I'm </text:span><text:soft-page-break/><text:span text:style-name="T11">excited for this.” he thought. </text:span></text:p>
      <text:p text:style-name="P12"/>
      <text:p text:style-name="P12">He spent the morning learning this new computer system, aquainting himself with its capabilities. Running up against limitations. The new tutor had left a message introducing herself. She looked a hard sparse woman, but had warm eyes. He did the few lessons she'd left for him and a piece of the reading. The time was now close to church, he'd have to get ready and finish this another day. </text:p>
      <text:p text:style-name="P12"/>
      <text:p text:style-name="P12">He put on Black slacks and black shoes that hurt his blisters. Then A crisp white shirt. A red power tie that he had to tie several times to get it the right length, each time repeating “ok right now, left over.” To get the double winsor knot just right. </text:p>
      <text:p text:style-name="P12"/>
      <text:p text:style-name="P12">When he was ready he walked from the ship down to the manor house, his scriptures clutched in his hands. Daginal looked round for the Blackguards, but did not see them. He thought of trying to imitate their call he'd heard on the run, but thought better of it. </text:p>
      <text:p text:style-name="P12"/>
      <text:p text:style-name="P12">All the family was busy in the house, girls were showering, blow drying hair. Boys looking for matches to socks. Some gathered round a mirror where one of the uncles gave lessons on tying ties. </text:p>
      <text:p text:style-name="P12"/>
      <text:p text:style-name="P12">Daginal found his grandfather in the big den library reading a book. Despite the warmth outside grandfather kept a little fire burning in the iron belly of the stove in the floor, and it's tongues of flame were spread evenly around a network of waterpipes that took the heat and stored it. It would stay warm in grandfather's study for many days from just one fire. </text:p>
      <text:p text:style-name="P12"/>
      <text:p text:style-name="P12">“Ahh Daginal. My boy. Come tell me what you know my lad.” Grandfather was reclined in a big leather reading chair, and his feet up on an wide footrest. There was room enough there to sit, but grandpa stood and said “No no come have your own chair. A man and a guest.” He pulled another armchair at an angle to his own, and Daginal sat, the big chair swallowing him up to his armpits. There were a hundred little things that the tall old bear did to make the members of his family feel loved. To this young boy he acted as though he were talking to a man, learned and equal. </text:p>
      <text:p text:style-name="P12"/>
      <text:p text:style-name="P12">“I went and swam in the <text:s/>Yokdzonot today.” said daginal eagerly. Grandfather sat back down in the chair with a groan, and closed his book on one long stout knuckled finger, like a pine <text:line-break/><text:line-break/>“Ahh the old well village. Quite a place isn't it. What did you see? What thoughts did you have about the place?” </text:p>
      <text:p text:style-name="P12"/>
      <text:p text:style-name="P12">It was beautiful! There were all kinds of fish there. And a dead ribbon of sand that we couldn't swim to that killed anything in it. And the carvings!! The place is a river. A river that goes under ground. The <text:s/>Yokdzonot is an enterance to it and inside there is a whole village, it could be a city.”</text:p>
      <text:p text:style-name="P12"/>
      <text:p text:style-name="P12">“That's a good eye. He said, nodding his approval. “The Tipridon were a brave people. Artisans. We <text:soft-page-break/>can see their handywork everywhere. Paid especial attention to the mountains and the plains, and the water. It's foolish what we did. ” <text:line-break/><text:line-break/>Daginal leaned in on the big chair, it creaked, and his hands dented the supple leather where he gripped. <text:s/><text:line-break/>“What did we do?” <text:line-break/><text:line-break/>“Oh I'm sorry, you haven't had a chance to read Jonsef Kinsey. Well it was a strange empire. You see planets, our solar system isn't a natural one. Man would turn a spade to dig in the garden, we have spades built for the solar system. We've been digging a long time. Long before you or me.”</text:p>
      <text:p text:style-name="P12"/>
      <text:p text:style-name="P12">Daginal wiggled in the chair, and dumped his scriptures out of his grip. He could tell grandpa was winding up for a story about history. </text:p>
      <text:p text:style-name="P12"/>
      <text:p text:style-name="P12">“This sun of ours it's not a sun at all. Well it's a sun <text:span text:style-name="T1">and</text:span> something else. Its a space ship. The biggest and best one of all. He rose and got another book down from the shelf, and put his pocket knife in the book he was holding. <text:line-break/><text:line-break/>The pages crinkled and smelled of old fire. His fingers seemed older even than the book as they leafed the pages and finally settled on one. It was a picture. The sun and her bodies and behind her a great nozzle that drafted fire from the sun and like and engine pushed it forward. <text:line-break/><text:line-break/>“you see? A space craft. Older than any of the engines. And we weave our way through the galaxy like Sandia traders. Hoping to trade but ready for war. ”</text:p>
      <text:p text:style-name="P12"/>
      <text:p text:style-name="P12">Daginal took the book and looked it over. Ran his fingers over the illustrations. Another feature caught his eye. <text:line-break/><text:line-break/>“What's this?” He pointed to a station, long and angular that hovered at the pole like an Icicle. <text:line-break/><text:line-break/>The explorer. Its a gun. Not a ship weapon. But it can hurl seeds at the speed of light. That's where our story starts. The story of the <text:s/>Tipridon. </text:p>
      <text:p text:style-name="P12"/>
      <text:p text:style-name="P12">Do you know what the greatest comodity in the solar system is? Asked grandfather, anicipating the answer. </text:p>
      <text:p text:style-name="P12"/>
      <text:p text:style-name="P12">“Ships!” Said Daginal without pause. It would be natural for someone so immured in the work of spacecraft to feel this way. <text:line-break/><text:line-break/>“Close. But not so. It's planets.” Grandfather leaned forward and flipped the book forward. “See we can send explorers out ahead of the path of our ship. And some of these will be lucky enough to find a planet worth keeping. Some just send mineral rich shells, or shipments of rare comodities. But some find something so special they're worth keeping. </text:p>
      <text:p text:style-name="P12"><text:line-break/><text:soft-page-break/>“Here that was the Tipridon. When they landed here this was a desolation. Too hot for anything to live.</text:p>
      <text:p text:style-name="P12"/>
      <text:p text:style-name="P12">“But we live here now?”</text:p>
      <text:p text:style-name="P12"><text:line-break/>“Thanks to them. You saw their sun bird? At the mouth of the dragonfly <text:s/>Yokdzonot? <text:line-break/><text:line-break/>“We swam right past it.” Grandfather smiled and knodded. </text:p>
      <text:p text:style-name="P12"/>
      <text:p text:style-name="P12">Their carvings say a sunbird flew between them and the sun, and shielded them from the fires. We know now that is a solar shade. What's left of it can be found in the Swansea. Each people has a religion that serves their needs. Directs their actions. </text:p>
      <text:p text:style-name="P12"/>
      <text:p text:style-name="P12">“How did we get this planet if the <text:s/>Tipridon had it? Why didn't they keep it if they worked so hard on it?<text:line-break/><text:line-break/>Explorer civilizations are designed to degrade. They have their most technoligical advancment when they leave the explorer's gun. When they reach their target they've lost all knowledge of where they came from. Once they've settled a system and began to gather it's resources and fix up planets they loose the ability to build engines. By the time terraforming is complete some are hardly literate. <text:s/>And when we get here, there's usually nothing left. <text:line-break/><text:line-break/>But why do the people die out? Why don't they get to keep their planet. </text:p>
      <text:p text:style-name="P12"/>
      <text:p text:style-name="P12">“Well that's a tough question. But you're a tough man and deserve answers. Two main schools of thought there. The first is war. It used to be half the planets we'd have sent explorers to were very strong by the time we caught up to them. <text:s/>There was much suffering and loss. The other half were barely strong enough to get the job done, or didn't do it at all. Research was done into what had happened to these civilizations. </text:p>
      <text:p text:style-name="P12"/>
      <text:p text:style-name="P12">Second- look at that fire there. Do you see the lines in the wood? ” Daginal put the book down, crouched and looked through the viewing window in the floor. Hunks of tree wood glowed in the burn chamber. They were black predominently but where the oxygen hit them shelves of orange glowed bright, like some layered rock infused with magma. </text:p>
      <text:p text:style-name="P12"/>
      <text:p text:style-name="P12">Each of those lines is a year in the life of that tree. Look how many lines you see. How many years burned up. Some would say the tree deserved to keep living. But I own that tree. And only I can say what best its use. </text:p>
      <text:p text:style-name="P12"/>
      <text:p text:style-name="P12">How did you get to know all this? I haven't ever heard any of these things. <text:line-break/><text:line-break/>I collect history. I was curious I suppose. Lots of hard work for a man's body. But not his mind. I was just like you. The carvings spoke to me. I needed to know how and why. </text:p>
      <text:p text:style-name="P12"><text:soft-page-break/>Daginal had more questions. But Grandma rang a deep bell at the entry way and that signaled to everyone that it was time for church. </text:p>
      <text:p text:style-name="P12"/>
      <text:p text:style-name="P12">“We'll talk more later. My study is always open to a man like you.” Grandpa winked. They both gathered their leather bound scriptures, straightened their shirts and ties and walked into the entry way. </text:p>
      <text:p text:style-name="P12"/>
      <text:p text:style-name="P12">“There she is!” Said Granddad. He kissed Grandma who's hair was up in a beehive and said aloud to all the family. “Alright we'll all ride to town together. We can take my Grant.” Everyone shuffled out of the house, mother's holding children trying to keep them clean and orderly. The men all wore black suits and power ties. Daginal remembered feeling sad his Dad wasn't there. </text:p>
      <text:p text:style-name="P12"/>
      <text:p text:style-name="P12">The Grant was a fantastic old machine. As long as a wing of the house, it streched in a long clean line straight towards town. It's curves spoke elegance and power. The doors opened suicide style and inside was a space large enough for the three dozen members of the family (and four blackguards) to lounge or stand conversing. Grandfather climbed into the cockpit with Grandma at his side. The engines roared to life, not the clean silent noises the engines on blackie made but old gruff barks and thunderings like wardrums. <text:line-break/><text:line-break/>The family lifted off the drive and sailed through the air in a beauitufl arc twenty feet above the surface of the plains. First the Yozonots were visable. Turquose gems set into the dusty pastels of the plain. Then Granddad took a detour over the mountains. He didn't need to- but they had the time. Everyone looked out the windows and ooohhhed at the gorgous layers of color that laid in the mountain rocks. The path of the grant was like a huge question mark through the air. They started at the period at the bottom, looped over the mountains, then came at the city ? From behind and landed facing the ranch house, which was just visable in the distance through the shimers of heat that were starting to waiver off the hard parched land. </text:p>
      <text:p text:style-name="P12"/>
      <text:p text:style-name="P12">Granddad landed the Grant in a white rock lined ravine that had been flatened at the bottom to hold flying crafts. There were other yachts there but none so splendid or storied as the Grant. The ravine they landed in had the effect of closing off the city from the view of any inside it. It seemed that there was no one there, that only these white cliffs and the green hate olives that grew like twisted bonsai from the cracks were all that exisited in the world. A stream rushed by, and by it's movement drew a traveler down the length of the ravine. The passengers out of the Grant Grandpa patted the old steel <text:line-break/><text:line-break/>“She's just such a pleasure to fly. We're lucky to have such a good craft.” The family had all piled out of the landing passage and walked out of the ravine, pulled by the water. The white stone twisted and turned so little stretches like hallways isolated groups that weren't in the same section. <text:s/></text:p>
      <text:p text:style-name="P12"/>
      <text:p text:style-name="P12"><text:s text:c="2"/>One last jagged turn and the final effect came to view. The cut and angle of the ravine was just so, that when one walked out of, the cliff walls seemed to open up like gates of stone to reveal the temple. </text:p>
      <text:p text:style-name="P12"/>
      <text:p text:style-name="P12"/>
      <text:p text:style-name="P12"/>
      <text:p text:style-name="P12"><text:soft-page-break/>The stone of the temple matched the white of the ravine, and while the ravine plunged into the canyon walls, the temple rose a perfect inversion. It shone in the sun, <text:s/>gold accents laid into the stone, every pillar was carved with tall spear shaped lancet windows that held glorious stained glass. The family walked in a little cluster down the crunching gravel path, until it was in view. One young cousin stopped to pick flowers, of which there were hundreds and hundreds in the manicured garden lawns. Grand dad turned and smiled and looked at his family. <text:line-break/><text:line-break/>“I'm proud of this family. Look at all these good people.” Daginal smiled. Closer now to the temple and organ music flowed from the open doors. They passed the stone fence, and the garden grounds were even more magnificent. Perfectly manicured lawns supported thousands of flowers, and verbs, aranged in just such a way that each footstep was met with a new flower. Mother pointed out each new type to sister, who walked at her side and listened. <text:line-break/></text:p>
      <text:p text:style-name="P12">More and more people began to be on the walk into the temple, the myriad paths converging into one. Daginal felt an intense sense of belonging here. Everyone was dressed like he was, looked like him, belived what he belived. They passed main doors into the vaulted chamber of the temples interior. Greeters, men in suits, stood and shook hands with all those who endered. Made small talk. One shook grandpa's hand. <text:line-break/><text:line-break/>Well look at all this fine family! What a blessing for you. <text:line-break/><text:line-break/>We are a joyous family. All here except my daughter's husband. He has to be away on business on his own planet. Tough things there, but I am confident he has the skills to wrap it all up. <text:line-break/><text:line-break/>I have another blessing for you then. Said the greeter, who stepped aside to reveal Dad who had been waiting just past the enterance for them <text:line-break/><text:line-break/>Daginal ran to his Dad and hugged his leg. His mother forgot all propriety and also ran to meet her <text:s/>husband who lifted her up into the air and kissed her. <text:line-break/><text:line-break/>“My sweetheart!” He said. “I couldn't stay away for another minute. I missed you all too bad.” He set mother down and bent to hug sister, and Daginal. His father smelt like cool cologne and the fine clean linen of a well made suit. His jet black hair pressed against daginals face when he hugged him. Daginal felt complete then. That things were going to be alright. </text:p>
      <text:p text:style-name="P12"/>
      <text:p text:style-name="P12">The greeters had stood aside to let the suprise happen, but now gently pressed the family forward, as a bunch of other members were beginning to cluster behind them. All were smiling, the family reunion seemed to them an affirmation that this was God's house. That good things happened here. That all was well. <text:line-break/><text:line-break/>Father led the way, holding each child by a hand, and one arm wrapped around mother, so they made an ungainly cluster of happy family. The white stone floor reverberated with footsteps voices and organ music. The eyes were met with hundreds of people all dressed the same, as uniform as the lengths of the hundreds of stained glass that glowed with pictures of saints and prophets. The ungainly bunch finally settled at granddad's pews. </text:p>
      <text:p text:style-name="P12"><text:line-break/>They were beautifully carved beams of wood, that had orginially been Faorai trees, but milled down in <text:soft-page-break/>a single piece to now serve as the spiritual ships that would hold the godseekers through the waves of worship. Grand Dad made his way to the first pew in the set, took off his coat and hung it from a hook that had been grown there for him fifty years ago. It was his place, earned through years of service and of tithes, so his alterations were tolerated. </text:p>
      <text:p text:style-name="P12"/>
      <text:p text:style-name="P12">The family all filtered in. Justine and her babies got in and out of the pews four or five times before they were finally settled. Uncle Mayarch side stepped in and cocked his head back into what would be his position for a long nap once the first talk had started. Mother Father sister and Daginal all huddled conspiratorially at the far end of the front bench. <text:line-break/><text:line-break/>“How did you get here?” asked mother. <text:line-break/></text:p>
      <text:p text:style-name="P12">Father smiled, and adjusted his tie. His teeth shined white and seemed wolfish for a moment, like the question was a bit of prey he was about to snap up. <text:line-break/><text:line-break/>“We have many many ships in our care. Some of them even run!” He laughed. </text:p>
      <text:p text:style-name="P12"/>
      <text:p text:style-name="P12">“But how can you get away from the war?” asked Daginal. <text:line-break/><text:line-break/>“Don't call it a war son. I'm doing everything I can to make sure it <text:span text:style-name="T1">isn't </text:span>going to be a war.” <text:line-break/><text:line-break/>“Well how is it going?” Asked Mother.</text:p>
      <text:p text:style-name="P12"/>
      <text:p text:style-name="P12">“Things are hard. But I think I see a solution. It isn't going to be an easy thing. We'll talk more about it after church. I am hopeful though.” <text:line-break/><text:line-break/>Daginal recalled the news casts he'd watched, and felt that father's appraisal of the situation was... well something was off. Too optimistic. </text:p>
      <text:p text:style-name="P12"/>
      <text:p text:style-name="P12">The black guards settled in, each at the corner of the long pews. Their darker skin stood out in a sea of white, and Daginal thought how odd their family must look to have guards at church. He didn't care, Granddad looked up the pew and down it and nodded for the family to sit. </text:p>
      <text:p text:style-name="P12"/>
      <text:p text:style-name="P12">Daginal sat and looked up at the multitude of stained glass. He liked to play a game, where he imagined the different heros in the glass interacting with each other. The first hero he found was Narfel who killed a librarian for the keys to the sacred knowledge. He stood in his glass, sword erect and stained with red blood that glowed ruby from the sunlight behind it. In Daginal's imagination he would climb out of the glass, sword in hand and then scale the other pictures to <text:s/>fight the beast. The beast was in the bottom right corner of the window setting behind the pulpit. It looked down on the nameless hero and held his chains. </text:p>
      <text:p text:style-name="P12"/>
      <text:p text:style-name="P12">While Daginal imagined the organ music stopped. Everyone in the congregation stood to honor the Profit's clone which shuffled up to the pulpit slowly. He was a elderly man, with white hair tufting <text:soft-page-break/>around his temples and a thick bottom lip that pouted at all times. He walked with a cane. Daginal had known this profit his entire life. This had always been the man that they listened to at church. He had the same feeling as a grandfather or a family member. He climbed to the pulpit and began to speak. </text:p>
      <text:p text:style-name="P12"/>
      <text:p text:style-name="P12">My brothers and sisters. It is with great gratitude in my heart that I welcome you to the eternal conference. Please be seated. The congregation sat. Daginal looked at his Dad, who was watching the profit. There was a russel of seats and cloth as people settled in. Then The profit spoke again. His voice echoed through the stone of the temple with a deep reverberation. <text:line-break/>We will join together to sing “<text:span text:style-name="T1">The Might of Him Who cannot Falter” </text:span>then I will address the congregation. <text:line-break/><text:line-break/>The chior stood and sang. First high soprano's in barely a whisper. Their singing seemed to draw the congregation in, every ear leaning forward in a strain to hear. Then the baratones echoed their words louder, and the acoustics caught and amplified the sounds from the angled stone. </text:p>
      <text:p text:style-name="P12"/>
      <text:p text:style-name="P15">How blessed the day when the lamb and the lion</text:p>
      <text:p text:style-name="P15"/>
      <text:p text:style-name="P15">Shall lie down together without any ire,</text:p>
      <text:p text:style-name="P15"/>
      <text:p text:style-name="P12">The great organ, with its brass rimmed speakers and thundering pipes opened up. Faces turned to smiles exahaltant. The restof the chior now swept in, like reinforcements at the moment a battle broke. </text:p>
      <text:p text:style-name="P15"/>
      <text:p text:style-name="P15">And Owners be crowned with their blessing in Zion,</text:p>
      <text:p text:style-name="P15"/>
      <text:p text:style-name="P15">As Jesus descends with his chariot of fire!</text:p>
      <text:p text:style-name="P15"/>
      <text:p text:style-name="P15">We’ll sing and we’ll shout with the armies of heaven,</text:p>
      <text:p text:style-name="P15"/>
      <text:p text:style-name="P15">Hosanna, hosanna to God and the Lamb!</text:p>
      <text:p text:style-name="P15"/>
      <text:p text:style-name="P15">Let glory to them in the highest be given,</text:p>
      <text:p text:style-name="P15"/>
      <text:p text:style-name="P15">Henceforth and forever, Amen and amen!</text:p>
      <text:p text:style-name="P15"/>
      <text:p text:style-name="P12">The music moved Daginal and tears welled in his eyes. His father looked over at him and smiled and squoze his hand. Mother touched his shoulder and whispered “you're such a tender heart son. I love that about you.” </text:p>
      <text:p text:style-name="P12"/>
      <text:p text:style-name="P12"><text:soft-page-break/>This moment would be deeply important to Daginal. It would stand out in his memory for all his life. A spiritual high water mark. A golden time when everything was right and good and true. <text:s/>And for most everyone in the congregation it was. The markets had just seen an glorious 40% increase in the last three years. Membership and population was increasing. Owners held more, and except for firelake the laboring class was in high spirits as well. It is easy to be good when times are good. </text:p>
      <text:p text:style-name="P12"/>
      <text:p text:style-name="P12">The chior stopped singing, and there was an echoing carry of the last notes of the song, then silence hung heavy. The profit stood. He swung his weight onto his left leg and held his right side stiffly with a cane. Four of these swings and he was at the pulpit. The wood of the pulpit had a brass hand that stretched out and it fit the round knob of the cane perfectly. The wood of the cane, and the wood of the pulpit had once been a black walnut tree that grew in the childhood holdfast of the profit, and had been fashioned into the captains stand when he had taken the leadership of the church. Others stood there, but it was his pulpit. </text:p>
      <text:p text:style-name="P12"/>
      <text:p text:style-name="P12">The cane depoisited, the pulpit itself seemed to hold him now. He looked out at the congregation. For a moment Daginal felt his eyes settled on <text:span text:style-name="T1">him</text:span> alone. His strong grey eyes shone as he began to speak. </text:p>
      <text:p text:style-name="P12"/>
      <text:p text:style-name="P12">“My brethren and sisters, I have enjoyed several heartwarming experiences in recent months. I use them as a basis for something I wish to say particularly to the youth and young adults of the Church, many thousands of whom are joined with us in this great world conference.”</text:p>
      <text:p text:style-name="P12"/>
      <text:p text:style-name="P12">Daginal thought of the church back home on firelake. The same speech would be given there. He felt that he belonged to a mighty organization. He was open and young. Impressionable. The pilars of his life were here and he was ready to be molded. Family. Church. The wires of his mind began to crackle with electricity. <text:s/><text:line-break/></text:p>
      <text:p text:style-name="P12">“These are some of our young people of whom I am proud and concerning whom I have a great sense of gratitude and a compelling sense of optimism. In saying this, I do not wish to infer that all is well with all of them. There are many who have troubles, and many who live far beneath the high expectations we have concerning them. There are also those who waver in their faith and who are troubled and frustrated within themselves. There are some, I regret to say, who step over the line of acceptable moral behavior <text:s/>and suffer great tragedies in their lives. But even considering these, I have great confidence in our young people as a whole. I regard you as the finest generation in the history of the Church. I compliment you, and I have in my heart a great feeling of love and respect and appreciation for you.” </text:p>
      <text:p text:style-name="P12"/>
      <text:p text:style-name="P12">Daginal smiled. The finest generation. He like the feeling that the profit was cultivating in him. He listened closer. Something scratched at his conscience. A mouse in the walls. Daginal did not hear it, but it was there. The veneer of the golden boy was so thick, it couldn't get through. The praise, the warmth of family. He was one of these that the profit had a feeling of great love and repsect for. How could it be otherwise? </text:p>
      <text:p text:style-name="P12"/>
      <text:p text:style-name="P12">Each time I have stood before such a group, there has come into my mind the great and prophetic <text:soft-page-break/>statement made by Peter of old. Said he: “Ye are a chosen generation, a royal priesthood, an holy nation, a peculiar people; that ye should shew forth the praises of him who hath called you out of darkness into his marvelous light.”</text:p>
      <text:p text:style-name="P12"/>
      <text:p text:style-name="P12">Chosen generation. The words echoed in his mind. The speech was having an effect on Daginal. Combining with his natural inclinations to a sense of superiority. </text:p>
      <text:p text:style-name="P12"/>
      <text:p text:style-name="P12">I know of no other statement which more aptly describes you, nor which sets before you a higher ideal by which to shape and guide your lives. “Ye are a chosen generation.” How very true that is. Notwithstanding all of the problems that we have, this, I believe, is the greatest age in the history of the worlds. And you young people of this generation are a part of it. You are the beneficiaries of it. Its fruits are here to bless your lives if you will grasp them and live worthy of them.</text:p>
      <text:p text:style-name="P12"/>
      <text:p text:style-name="P12">You young men, you are a royal priesthood. Do you ever pause to think of the wonder of it? You have had hands placed upon your heads to receive that same priesthood exercised by Konloth who oversaw the transmission of the temple works. <text:s/>With worthiness in your lives, you may enjoy the comforting, protecting, guiding influence of ministering angels. No individual of eyrthly royalty has a blessing as great. Live for it. Be worthy of it, is my plea to each of you. And prove your selves worthy of this lesser test, so you may live in eternity as gods. </text:p>
      <text:p text:style-name="P12"/>
      <text:p text:style-name="P12">Live in eternity as gods. He'd known of these principles, been taught them with songs and stories and lessons since he was a child, but it was now that the reality of what he was hearing began to finally sink into his mind. The depth of his heritage. The echoing words of the profit called him back to attention. </text:p>
      <text:p text:style-name="P12"><text:line-break/>You of this generation, this chosen generation, this royal priesthood, this holy nation, you of this peculiar people, you cannot with impunity follow practices out of harmony with values you have been taught. I challenge you to rise above the weak elements of the world about you. Grow in your sacred fortunes and control over the lives and stewardships which are your charges. However great or small they may be. </text:p>
      <text:p text:style-name="P12"/>
      <text:p text:style-name="P12">The profit seemed to shudder. There was emotion in his voice. It cracked and deepened and tears shone in his eyes. </text:p>
      <text:p text:style-name="P12"/>
      <text:p text:style-name="P12">Truly, my dear young friends, you are a chosen generation. I hope you will never forget it. I hope you will never take it for granted. I hope there will grow in your hearts an overpowering sense of gratitude to our church, which has made it possible for you to come upon your world in this marvelous season of <text:s/>history.</text:p>
      <text:p text:style-name="P12"/>
      <text:p text:style-name="P12">The effect was electric to Daginal. He felt as if the Profit had called to him from the pulpit and told him that he was elected to be a god. That he held great power and was chosen. Chosen among all the people. He would save and fix the worlds. Heady potion of words, here wrapped in the bossom of framily and edifice of religion. </text:p>
      <text:p text:style-name="P12"><text:soft-page-break/></text:p>
      <text:p text:style-name="P12">The rest of the speeches did not hold Daginal's attention the way the Profit's did. He listened, but in that half way of boyhood his mind flitting to the scenese of the stained glass and playing with them in his imagination like he would his ships or his computer. </text:p>
      <text:p text:style-name="P12"/>
      <text:p text:style-name="P12">Finally another song, the organ reached a new ferver. Sent the worshipers out of the temple on a high sharp note like the howl of a wolf, with deep echos of the groaning of trees. Spread. Multiply. Conquor. <text:s/>It seemed to say. With that it was done and the general hubbub of everyone leaving filled the temple once more. His family left as a group, following father and mother, who were greeted by many of the more notable landowners and business men of the congregation. Daginal felt that he was an object durring times like this. Yes here is our son. See how handsom he is? See what glow of potiential surrounds him? Why only yesterday he completed Tannonmov's great work. Yes read the whole novel! At his age. Then they would leave the conclusions of what that meant to the listener, but there was an obvious line, a trajectory that was charted by that first achomplishment that could only mean one thing.<text:line-break/><text:line-break/>Daginal waited, silently and his mother and father talked. Finally when the talking was over they left together as a family. <text:s/></text:p>
      <text:p text:style-name="P12"/>
      <text:p text:style-name="P12">Through the wood pews and out past the gardens. Daginal thought “I'm free!” and started to pull at the knot of the tie around his throat. “We still have Woodlyan's naming to go to, and Rahvan's baptism.” Mother reached after him with her voice. </text:p>
      <text:p text:style-name="P12"><text:a xlink:type="simple" xlink:href="https://rsc.byu.edu/religion-family-connection/four-cs-mormon-family-chastity-conjugality-children-chauvinism" text:style-name="Internet_20_link" text:visited-style-name="Visited_20_Internet_20_Link">https://rsc.byu.edu/religion-family-connection/four-cs-mormon-family-chastity-conjugality-children-chauvinism</text:a></text:p>
      <text:p text:style-name="P12"/>
      <text:p text:style-name="P12">“Ugggggh.” Daginal threw his arms up. <text:line-break/><text:line-break/>“Don't <text:span text:style-name="T1">uggggh me </text:span>young man, your cousins were there for your naming and baptism, and I want you to be there for them. We're family. You'll be home playing with ships soon enough.”</text:p>
      <text:p text:style-name="P12"/>
      <text:p text:style-name="P12">Daginal tightened his tie back up. </text:p>
      <text:p text:style-name="P12"/>
      <text:p text:style-name="P12">Mother and Father walked arm in arm, while sister walked behind. Daginal was still out in front, but turned and walked perpendicular in a wide arch to change direction and head to the baptisimal grove. </text:p>
      <text:p text:style-name="P12"/>
      <text:p text:style-name="P12">The grove was a sunken amphatheater, and they came upon it quickly. Most of the family had gathered and was seated in the carved stone seats. Behind the pool of water was a stone altar held on the backs of 13 stone bears. Their faces in grotesque growls, in such detail that Daginal thought he could see drool running from one of their mouths. </text:p>
      <text:p text:style-name="P12"/>
      <text:p text:style-name="P12">He settled into a seat next to his Aunt Koleece. She was a sparce woman with a floral pattern dress. Koraig was one of her son's and he sat near her, Marchy sat one row beneath them, and Daginal could see his balding head against his black hair. He wondered how long it would before his head cocked <text:soft-page-break/>back into a nap again. </text:p>
      <text:p text:style-name="P12"/>
      <text:p text:style-name="P12">The naming began when Jystyce took his newborn child from the arms of his wife, who began to weep. He walked down the stone steps of the ampitheater, the child was sleeping peacefully, a gold coin hung in it's palm by a cord. <text:s/>Jytstyce held the child on his forearm, with the head cradled close to his chest. </text:p>
      <text:p text:style-name="P12"/>
      <text:p text:style-name="P12">As he stood and walked forward, other members of the family, men, heads of households also stood and walked to the front. Father stood up and daginal watched the lines of his suit move over his body. He was the last man to the circle, and they opened the ring of shoulders to let him in. <text:line-break/><text:line-break/>The baby was placed on the alter, and each man moved into the space between the stone bears, so that a head projected out between each man. Their arms outstreched they formed a stack of palms, the father's lowest, just touching the child's head. <text:line-break/><text:line-break/>Birds flew overhead, And the shadow of the amphatheater was pleasantly cool compared to the direct sun of the gardens. Daginal looked up to see the birds, then focused back on the ritual as Jytstyce began to speak. </text:p>
      <text:p text:style-name="P12"/>
      <text:p text:style-name="P12">“Being vested with the Holy DrazSvdec Priesthood I Jytstyce Choridor your father speak to the Lord our God. By it's power I give you a name and a blessing. I name you Woodlynn Grave NAME”<text:line-break/><text:line-break/>Aunt <text:s/>Koleece narrated under her breath to Koraig. “Each blessing has to have five parts. Address the Lord, state that it's performed by the authority of the priesthood, and give the child a name and a blessing. <text:line-break/><text:line-break/>She shifted in her seat, Daginal looked at her, “normally the address is first, but Jytstyce is a brokenborn. They do things differently. But it still works. You'll have to do these someday. Pay attention.” She elbowed Koraig who was paying attention. </text:p>
      <text:p text:style-name="P12"/>
      <text:p text:style-name="P12">Daginal focused back on Jytstyce, the large statue of the lord overshadowed everything, his hands outstreched. </text:p>
      <text:p text:style-name="P12"/>
      <text:p text:style-name="P12">“Son I bless you to be a strong beliver. That your faith will never shake, and that you will share a strong testimony with others. You will be an arrowsmith, to make many faithful tools and weapons of the spirit for the lord. <text:line-break/><text:line-break/>He rolled his shoulder, the weight of the hands hard on his arm. </text:p>
      <text:p text:style-name="P12"/>
      <text:p text:style-name="P12">“Now for the last part. Every male child must be cut. It's hygenic, and it symbolises our commitment to the lord. Institutional control of sexuality is the corner stone. Did you know 95% of males and 98% of females in the church are premarital virgins? Once ligitimacy is conceded to the church to regulate sexual motivation <text:s/>the stage is set for all religious influence in all other aspects of life. Compare that to only 22% of males and 31% of females in other religions. The numbers speak for themselves. <text:line-break/><text:soft-page-break/><text:line-break/>She elbowed Koraig again. “Did you hear what I said?” <text:line-break/><text:line-break/>“Yes. I did. Letting the church influence us on intamacy has a positive ripple effect on all other areas of our lives.” </text:p>
      <text:p text:style-name="P12"/>
      <text:p text:style-name="P12">“Good. Now don't look away. That is a very brave young man down there. We need to witness his commitment.” </text:p>
      <text:p text:style-name="P12"/>
      <text:p text:style-name="P12">Jytstyce finished “Thus I bless you In the name of the Lord amen.” Then he picked up the child and showed it to the assembled family. There were smiles and waves. The mother cried and Daginal watched her questioning. “Why is she crying like that?” </text:p>
      <text:p text:style-name="P12"/>
      <text:p text:style-name="P12">The men assembled walked back into the crowd. Jytstyce took the child to the statue of the Lord. The child's little arm, with the coin corded to it stretched from his hand like a wand. He helped the boy hook the cords of the coin on the upturned thumb of the statue. <text:line-break/><text:line-break/>“There he's paid his first tithe. Now he is in accordance with all the commandments and worthy.” </text:p>
      <text:p text:style-name="P12"/>
      <text:p text:style-name="P12">Daginal felt sick at what happened next. His father was turned away from the alter walking back to the family and he could see his sons face. Daginal looked at him for a brief moment with disbelief and horror then stared. <text:line-break/><text:line-break/>The flat golden deck of the altar unfolded into a multitude of hands, which stretched out and took the child that was lowered to them. The mother cried louder. Hands held the child aloft in the form of the cross. Daginal noticed how soft the marble looked, smooth and exactly like the hands of the lord in the statue behind him. </text:p>
      <text:p text:style-name="P12"/>
      <text:p text:style-name="P12">The child imobilized, one hand reached to the baby's penis which hung forward vulnerably. The fingertip glowed white and curcumscribed a line around the middle of the penis. The light faded and then the white marble of the hands holding the baby's legs dripped red with blood. <text:s/></text:p>
      <text:p text:style-name="P12"/>
      <text:p text:style-name="P12">“This method is much more safe and hygenic” said Aunt Kylon “they used to have <text:span text:style-name="T1">doctors</text:span> do this sort of thing. But we couldn't even garentee their faith. ” </text:p>
      <text:p text:style-name="P12"/>
      <text:p text:style-name="P12">The foreskin removed the alter bandaged the child who screamed at the top of his lungs. His hands shook as his father took him from the alter. The mother was waiting and she cried, but not as loud as the child. There was a moment when the next ritual was going to take place, but they had to stop for a moment as <text:s/>Jytstyce and his wife walked up the steps of the amphatehater slowly, back towards Grandpa's Grant. The screams were audible as Daleth and Jyoe came into view from the walled side of the pool and into the water. </text:p>
      <text:p text:style-name="P12"/>
      <text:p text:style-name="P12"><text:soft-page-break/>Dad Kastligar sat down and looked over at his son. The boys face was screwed up in a tight grimace. He tapped his wife on the shoulder and they switched places. </text:p>
      <text:p text:style-name="P12"/>
      <text:p text:style-name="P12">“What's wrong son?” </text:p>
      <text:p text:style-name="P12"/>
      <text:p text:style-name="P12">Daginal, who had not even noticed his father, jumped a little. His Dad put his arm around the boy. </text:p>
      <text:p text:style-name="P12"/>
      <text:p text:style-name="P12">“That was terrible. That baby was hurt. A lot.” </text:p>
      <text:p text:style-name="P12"/>
      <text:p text:style-name="P12">“He'll be alright. We all have to go through it. We both did and we're fine.”</text:p>
      <text:p text:style-name="P12"/>
      <text:p text:style-name="P12">“You put me up there like that?”<text:line-break/><text:line-break/>“We did.”</text:p>
      <text:p text:style-name="P12"/>
      <text:p text:style-name="P12">“Why?” This little question hung in the air. His Aunt, who was doing her best not to look or to let it be know that she was listening buzzed with energy and excitement. Would DAD NAME HERE Kastligar do a good job of parenting? The opportunity to judge and examine one of her favorite subjects was almost too much. </text:p>
      <text:p text:style-name="P12"/>
      <text:p text:style-name="P12">“The things that are offered to us, the blessings in this life and the next are invaluable. If I asked you for your ship would you give it to me?” </text:p>
      <text:p text:style-name="P12"/>
      <text:p text:style-name="P12">Daginal turned the Barracuda over in his hands. He ran a thumbnail over a scratch, and touched the rub marks where the paint had started to come off. It was a well loved toy. </text:p>
      <text:p text:style-name="P12"/>
      <text:p text:style-name="P12">“Yeah I would.” </text:p>
      <text:p text:style-name="P12"/>
      <text:p text:style-name="P12">“Why?” </text:p>
      <text:p text:style-name="P12"/>
      <text:p text:style-name="P12">“Cause I love you and you're my Dad.” </text:p>
      <text:p text:style-name="P12"/>
      <text:p text:style-name="P12">“Now what if I told you that because you gave me your ship, I was going to give you a <text:span text:style-name="T1">real one? </text:span>Like <text:span text:style-name="T1">Little Blackie</text:span>, or the <text:span text:style-name="T1">Heartsworn Guard? </text:span></text:p>
      <text:p text:style-name="P15"/>
      <text:p text:style-name="P12">Daginal looked down at the ship. “A <text:span text:style-name="T1">real </text:span>ship? For the Barracuda? With a crew and engines and everything?”<text:line-break/><text:soft-page-break/><text:line-break/>“With crew, engines, and everything.” </text:p>
      <text:p text:style-name="P12"><text:line-break/>“YEAH!” he said almost too loud. </text:p>
      <text:p text:style-name="P12">Below Joye and his son waded out into the water and Joe held his hand to the square. The words of the Baptism hummed in the back ground as DAD KASTLIGAR and Daginal whispered to each other. </text:p>
      <text:p text:style-name="P12"/>
      <text:p text:style-name="P12">Aunt wahts her fuck knodded and leaned towards them. </text:p>
      <text:p text:style-name="P12">“Well the lord,” He motioned with his head to the statue with outstreched hands “is offering you the same deal, but better. You've got a mortal body now. It can die. It can get sick, hurt, get old. But if you do the things the Lord asks he'll trade you. Give you an immortal body and power to act in his name. And that's just the start of it. Good deal huh?”</text:p>
      <text:p text:style-name="P12"/>
      <text:p text:style-name="P12">Daginal looked at the statue of the Lord. Familair but horrible now that he'd seen those hands make violence on what look to him to be an innocent baby. He felt a deep under current of things he didn't understand.</text:p>
      <text:p text:style-name="P12"/>
      <text:p text:style-name="P12">“What's the rest of it?” </text:p>
      <text:p text:style-name="P12"/>
      <text:p text:style-name="P12">“The rest of it?”</text:p>
      <text:p text:style-name="P12"/>
      <text:p text:style-name="P12">“I mean what else do we have to do?” Asked Daginal, like a kid in a doctors office about to get a shot. </text:p>
      <text:p text:style-name="P12"/>
      <text:p text:style-name="P12">“You mean you wouldn't take that deal? Wouldn't <text:span text:style-name="T1">anything </text:span>be worth that?” <text:line-break/><text:line-break/>“Its a good deal but I just want to know what I have to do. I wouldn't trade the barracuda without knowing what I'm getting.” <text:line-break/></text:p>
      <text:p text:style-name="P12">His Father laughed. “I'm raising a shrewd trader I see. Just trust me. It's a good deal. You should take it.”<text:line-break/><text:line-break/>“Why can't you tell me now? Is it a secret?” <text:line-break/><text:line-break/>“No, nothing's secret son. Just sacred. We don't talk about most of this til you're ready. But I promise you, it's all worth it.” DAD Kastligar leaned back from the conspiratorial hunch and patted the boy on the back, satisfied that the explanation was sufficient. He looked forward just as Joye was pulling NAME up from a good deep dunk in the waters. </text:p>
      <text:p text:style-name="P12"/>
      <text:p text:style-name="P12">Daginal felt that the conversation was over. His father's posture and eye contact told him that. But he didn't feel satisfied. There was something a little wrong but he couldn't put his finger on it. He couldn't have told you all this, in words, at the time. But some little kernel of the words and actions struck him <text:soft-page-break/>as wrong, and that hung like a ember in his mind. <text:line-break/><text:line-break/>With circumcision was connected the giving of a name; but there is no express mention of this custom until New Testament times (Luke 1:59; 2:21).</text:p>
      <text:p text:style-name="P12">The baptism and the naming done, the family started for the Grant. Daginal was one of the first out of the baptismal grove, and his family quick behind him. They passed Jystyce and his wife. And Daginal eyed the baby who was still crying. Father nodded and they walked on. Out into the temple grounds. </text:p>
      <text:p text:style-name="P12"/>
      <text:p text:style-name="P12">They were alone, still surrounded by others like them, worshipers, but alone. None of their class, or family. Father turned to them. <text:line-break/><text:line-break/>“I have something important to tell you. You'll have to keep this a secret. We can't tell your family. Or anyone until the deal is done.” </text:p>
      <text:p text:style-name="P12"/>
      <text:p text:style-name="P12">He turned and looked at them seriously. “I need your word. On your honor you won't say anything.” He looked deeply at mother. “You especially. I know it will be hard.” </text:p>
      <text:p text:style-name="P12"/>
      <text:p text:style-name="P12">She looked at him, a bit perturbed. “I will. I will be quiet.” She returned. They were in the archway now the border between the temple grounds and the quiet creek that led back to the canyon and the landing grounds. </text:p>
      <text:p text:style-name="P12"/>
      <text:p text:style-name="P12">Father looked at each of his children now. “Can you keep this secret?” Sister looked back with brigh blue eyes and pushed a lock of blonde hair out of her face. “Yes I can.” She said. <text:line-break/><text:line-break/>And now to Daginal. “Can you my son?” Will you not tell anyone?” He mustered up all his seriousness. “Yes I can keep a secret. What is it? Is it the war?” <text:line-break/><text:line-break/>“It's not a war son. It is a labor depute. And now that I have all of your word. I can tell you.” There seemed to be a weight of his fathers shoulders. Daginal imagined his suit not as it was now, but as he'd seen it on the news. Shabby, torn, smeared with dirt and grease, and stubble on his face. Daginal felt somehow that he was leading them back there. That the canyon wouldn't open up to a scene of fine ships with their well cared for paint and parts, but to the broken and ruined streets he'd seen. <text:line-break/><text:line-break/>“The rest of the owners won't budge on the wages. They are too stupid to see that if they ran their businesses a little better they could afford to pay better.” He stepped carefully forward, turned sideways and speaking to his family as he walked. “Well they're trying to back me into a corner. Get me to agree to bring troops in. What does that solve? We kill our own workers and have to buy more? And pay to have them shot? <text:s/>No one listens.” He looked forward briefly to make sure he was still on the path, then turned and talked again. <text:line-break/><text:line-break/>“We're going to buy out the rest of the owners. The lot of them. All the subsidiaries. We'll be more efficient this way. I can iron out the problems they won't fix. And I can fix the labor depute. <text:s/>That's the secret.” <text:line-break/><text:line-break/>It hit his mother like a hot iron. Daginal watched her shoulders tense and eyes widen. <text:line-break/><text:soft-page-break/>“You're going to take on more risk? At a time like this? And what will we buy them with?” </text:p>
      <text:p text:style-name="P12"/>
      <text:p text:style-name="P12">Daginal and his sister looked on, the only audience to this dispute. The shadow of the canyon walls passed over the family, and the sun warm and bright was gone from their view. <text:line-break/><text:line-break/>“It isn't more risk. The risk is leaving ownership outside of our hands. I can't take the action I need to with other businesses on our planet. ” </text:p>
      <text:p text:style-name="P12"/>
      <text:p text:style-name="P12">“Help me understand this. I am just trying to understand it. How is outlaying a colossal amount of credits, for businesses you say are poorly run, not a risk? <text:line-break/><text:line-break/>MOM”S NAME I say it isn't a risk. I know it will be ok. I can run them better. <text:line-break/><text:line-break/>Don't avoid how you'll pay for them. It's something terrible isn't it?<text:line-break/><text:line-break/>“We'll have to take out a loan. The elevator. Kastligar 1 &amp; 2. The whole works.”</text:p>
      <text:p text:style-name="P12"/>
      <text:p text:style-name="P12">His mother was shaking now. Red. “You promised me. When we were married I told you I wanted security. You promised we'd be secure.” <text:line-break/><text:line-break/>We are. This will make us more secure than ever. I can buy back all our shares on the market. We'll hold complete ownership. I can buy the suppliers, the whole ecosystem of businesses. We can make it right. </text:p>
      <text:p text:style-name="P12"/>
      <text:p text:style-name="P12">Who is the loan with? </text:p>
      <text:p text:style-name="P12"/>
      <text:p text:style-name="P12">“Gatherer Eyrth.” said his father. <text:line-break/><text:line-break/> The black hole of the corporation. Daginal did not yet know this name... but it held fear and significance for his mother he could tell. <text:s/></text:p>
      <text:p text:style-name="P12"/>
      <text:p text:style-name="P12">His mother stopped listening. She took both the childrens hands and started to walk, fast and hard, dragging them forward. Her beautiful dress shuffeled all too fast. Daginal pulled but her strong hands wouldn't let go. </text:p>
      <text:p text:style-name="P12">Father trailed behind. “Stop will you. Listen to me.” </text:p>
      <text:p text:style-name="P12"/>
      <text:p text:style-name="P12">She turned and the children turned with her, involuntarily. <text:line-break/><text:line-break/>“You cannot take us from a position of security, <text:s/>we <text:s/>own our business in majority shares, with no debt to speak of to a place of risk, bondage. A death bond. You are putting a death bond on us. </text:p>
      <text:p text:style-name="P12"/>
      <text:p text:style-name="P12"><text:soft-page-break/>“It will never come to that.”<text:line-break/><text:line-break/>She glared at him. How can you <text:span text:style-name="T1">know</text:span>. You can't <text:span text:style-name="T1">know </text:span>that.” She turned and walked even faster. The ships came into view. Fathers a matte black corporate gunship, the type daginal knew flew in headhunters and Human Resource teams. Father yelled at mothers back, and the rocks echoed their his words. <text:line-break/><text:line-break/>“I tell you that I do. We're getting so much for the bond. The infrastructure's price isn't affected by the company stock swings. It hasn't gone down a satoshi. It is more valuable. Gatherer knows there's a new planet due to come into orbit. There will be so much freight and hauler traffic. We're on the edge of a big boom. This labor dispute has put our stocks and everyone elses in a nose dive. We can use the value of the infastructure to buy up everything for a tenth of what it's worth. <text:s/>Then we fix the labor dispute, and the subsidiaries and the stocks come back to their real value.” </text:p>
      <text:p text:style-name="P12"/>
      <text:p text:style-name="P12">She was at the ships now and shaking. Daginal could feel it in her hands. <text:line-break/><text:line-break/>“Or be dead. Have to pay with the life of our corporation. And have nothing to pass to our children. Oh DAD how could you? How could you even think of such a thing? For those workers? Get rid of them. Fire them all. We need to stay secure. <text:s/>You're thinking of peace for them. What about peace for us?”</text:p>
      <text:p text:style-name="P12"/>
      <text:p text:style-name="P12">Father raised his voice to match the fire of mother. </text:p>
      <text:p text:style-name="P12"><text:line-break/>“Listen to me. I am the patriarch of this family, and the leader of this company. We will take the bond. And it will turn out as I say. Now stand by me and help me make it so. Nothing will change for us. When the bond is settled they'll come here and I'll sign for it. Then I can buy majority of INSERT COMPANY NAMES HERE. Once that happens we all will go home together. ”</text:p>
      <text:p text:style-name="P12"/>
      <text:p text:style-name="P12">“You'd bring them here? For my family to see? NO. No and we're not going back <text:span text:style-name="T1">there </text:span>to live with the skull over our heads. We'll stay here where we can all be free.” </text:p>
      <text:p text:style-name="P12"/>
      <text:p text:style-name="P12">Fathers ideas were absolute to him. He <text:span text:style-name="T1">knew</text:span> they would succeed. HE too took security in being of the chosen generation. He was the patriarch. Patriarchs made decisions, and succeeded. And so his ideas would also succeed. There was no risk in his mind. His faith in the process stood like a monument, unshakable. <text:s/>This mutiny by his wife was a doubt he would not stand, could not. She was wrong, and he wouldn't let her get astray. <text:s/>His arms shook and he stamped his feet, then grabbed at his wife. With his powerful hand on the slim line of her upper arm he held her, and she held the children. </text:p>
      <text:p text:style-name="P12"/>
      <text:p text:style-name="P12">“You will come home with me. I promise you will have security. Do not doubt me, have faith. ” </text:p>
      <text:p text:style-name="P12"/>
      <text:p text:style-name="P12">They stood, tense for a moment her will against his. All the training of her religion said to follow and submit. But her intellect screamed at the risk. </text:p>
      <text:p text:style-name="P12"/>
      <text:p text:style-name="P12"><text:soft-page-break/>There was russeling in the canyon. They could hear footsteps and talking. Father let go of mother, and she worked quickly on the tears in her eyes. Daginal followed suit, not knowing why. There was an urgency. A sense that they couldn't present anything but a perfect picture. <text:s/>Tears cleared, and smiles covered the turbulent emotions. <text:line-break/><text:line-break/>Mother's eyes wouldn't have betrayed her to anyone but the closest looker. And luckily no one looked closely. Family all got into Granddad's big speeder, in anticipation of a big meal and rest of a warm sunday afternoon. Daginal and his family, all stepped into father's ship, and the blackguards appeared as if from thin air, and slipped into a troop entrance. Daginal caught Gatz's eye as the two groups were loading up. They had heard. There was someone else to talk to, and not break his word. </text:p>
      <text:p text:style-name="P12"/>
      <text:p text:style-name="P12">Daginal kept the secret, all through the family dinner and the lounging chats afterwords. Emotions swirlled under his mothers smile, like magma flowing just under a dark stone surface. It was all too much. The pleasantries and stories bouncing around and passive tension between mother and father. <text:s/>Once everyone was stretched out on the couches and big arm chairs, he slipped out the open glass doors and into the side garden. </text:p>
      <text:p text:style-name="P12"/>
      <text:p text:style-name="P12">It didn't take long to get back to <text:span text:style-name="T1">Little Blackie </text:span>and the safety of his room<text:span text:style-name="T1">. </text:span>Daginal felt drained. The desk felt cool under his fingers as he sat down and looked out the window. The pictures of what he'd seen and heard today popped up in his mind. The naming and the ugliness there. The deal his Dad spoke about. The yelling about the war, no <text:span text:style-name="T1">labor dispute. </text:span>The thoughts sparked. The little ember was fanning hot, but there was no where for the fire to go. Unconsciously he sought relief, and somewhere his actions had an effect. <text:line-break/><text:line-break/> There were threads of his own to follow. There was the beautiful girl, and that feeling she started. The upgrades to the Barracuda. His mind settled there. It was a problem he could understand and solve. </text:p>
      <text:p text:style-name="P12"/>
      <text:p text:style-name="P12">If he worked on it tonight, he could have the Barracuda upgraded. He thought of the other ships he could come home with. The picture of a little swarm of ships following him around motivated him.</text:p>
      <text:p text:style-name="P12"/>
      <text:p text:style-name="P12">“I'll do that. I bet I can beat the rest of the cousins and have a whole fleet of ships before we leave.” He turned to the tools at hand. <text:s/></text:p>
      <text:p text:style-name="P12"/>
      <text:p text:style-name="P12">The new computer was a marvel. It's components were all contained in a sleek white box, it had more capabilities in one processor than the whole system he'd built for Mr. Eakman. </text:p>
      <text:p text:style-name="P12"/>
      <text:p text:style-name="P12">He fired it up, and it made electric clicking sounds and whirring. The bootloader whirred past in a stream of commands so fast Daginal couldn't even read them. That was different from his old machine, which loaded each command slow enough he could read, and recognize everything. <text:s/>When the home screen showed he noticed a little icon he recognized.</text:p>
      <text:p text:style-name="P12"/>
      <text:p text:style-name="P12"><text:span text:style-name="T10">It has a link to the web. </text:span>He wouldn't have to sneak into the engine room to get a link! Something thrummed in him like a bass string. Pulled at him. </text:p>
      <text:p text:style-name="P12"><text:soft-page-break/></text:p>
      <text:p text:style-name="P12">Daginal retrieved the Data dagger from his wooden box and inserted it into the drive. The computer hummed and then opened it up. He pulled the saved files and watched how to disassemble his barracuda to get to the onboard CPU. </text:p>
      <text:p text:style-name="P12">It didn't take much. A few modificaitions to some game files. He changed the onboard stats. First he was so excited about the barracuda he almost forgot about who was doing the video. But the screen cut from the detailed look at the ship, to her. </text:p>
      <text:p text:style-name="P12"/>
      <text:p text:style-name="P12">There she was. In the video. The bass string thrummed again. Daginal looked at her beautiful hair and smile. The tattoos and rings and clothes unlike anything women wore in the conservative church circles or professional work settings on Firelake. And a little flash, almost subconscious, of breasts and moaning. Her words brought him back <text:line-break/></text:p>
      <text:p text:style-name="P12">“Now most of you are going to be trying to use these in a controlled setting. Don't make the mistake of making your little CC019 a godmachine. People will be able to tell if you beef it up too much. Just give it a little more speed, a little more armor and firepower. Sure you might still lose some games. But that's <text:span text:style-name="T1">good</text:span>. The objective here isn't to win every game. It's to change your ship and not get <text:span text:style-name="T1">caught. </text:span>So loose some. But the odds are in your favor now. Use that smart and you'll have that Admirals badge before you know it.” <text:line-break/><text:line-break/>The video cut to her in an Admral's garb saluting. <text:line-break/><text:line-break/>“Oh and word to the wise... you might want to put this overclock feature in too. It runs the CPU at x100 speed and shuts down the cooling system. Just enough to <text:span text:style-name="T10">pop</text:span> the brain and erase all your devious doings. Hot key it to your controller- that way if anyone get's suspicious... we'll they'll never catch you! Happy hunting out there Captain. Good luck.</text:p>
      <text:p text:style-name="P12"/>
      <text:p text:style-name="P12">She leaned forward, and Daginal could just see the top round of her breasts, her hair fell forward in long jeweled ropes that tinkled like bells from all the rings and charms she wore in them. <text:line-break/><text:line-break/>“And remember to come see me anytime the fights get too hard or the cock-pit get's lonely.” She emphasized the cock in cockpit in an innuendo that went right over Daginal's head. But the feeling of what she was saying washed over him like a wave of blood warm water. </text:p>
      <text:p text:style-name="P12"/>
      <text:p text:style-name="P12">The video ended and Daginal was left confused. He didn't know anything about the feelings he was having. The church was very draconian and conctrolling when it came to sexuality, but he didn't even connect the feelings he was having with what he heard about at church. He was about to click some more of her videos when he heard yelling coming from the den down the hall. </text:p>
      <text:p text:style-name="P12"/>
      <text:p text:style-name="P12">A tingle of fear shot up his back. Like little spines of the hunter mantis embedded in his spine. The feeling compelled him to get up and go see. He snuck down the hallway, unsure why he was being sneaky but feeling that what he was doing wasn't right. He wasn't supposed to be seeing this. </text:p>
      <text:p text:style-name="P12"/>
      <text:p text:style-name="P12"><text:soft-page-break/>He sat, with his back against the wall, just to the left of the door frame. The view out the hall windows was the beautiful night and the stars of a crystal black summer sky with no clouds. From inside the den he could hear his parents fighting. </text:p>
      <text:p text:style-name="P12"/>
      <text:p text:style-name="P12">“NO stop. You're avoiding the question. What happened to Sword K'dan?” said Mother. <text:line-break/><text:line-break/>“That's irrelevant to our discussion. A complete fluke and anomoly. That could never happen to us.” </text:p>
      <text:p text:style-name="P12"><text:line-break/>“I just want to hear it. I just want to understand what it is that can happen.”<text:line-break/><text:line-break/>“It can't happen to us.”<text:line-break/><text:line-break/>“So you're saying the loan could never go bad? That forclosure has never happened in the history of loans?” <text:line-break/><text:line-break/>His father was silent. Daginal couldn't see his face, but he could picture the disengaged look, eyes turned to the side, mouth turned up in a clenched jaw frown. </text:p>
      <text:p text:style-name="P12"/>
      <text:p text:style-name="P12">“There is a risk. You're not taking any of this into account. You're...” </text:p>
      <text:p text:style-name="P12"><text:line-break/>He spoke over the top of her, cutting her off. “That isn't the issue. It is an issue of faith. Those people, the companies you're taking about- they weren't in the church. </text:p>
      <text:p text:style-name="P12"/>
      <text:p text:style-name="P12">“Why can't we go to the church for this loan? We've payed <text:span text:style-name="T1">millions</text:span> of credits in tithing. They couldn't help us now, when we...</text:p>
      <text:p text:style-name="P12"><text:line-break/>“NO. The church does not loan. That money is sacred. We need to be self sufficient. <text:line-break/><text:line-break/>“We ARE self sufficient. Right now! We don't need anyone. We're making a good living. We don't have to take this loan. We own the majority of our company. If.. if we continue like this, no one can take our home or anything. If we take a loan we're not self sufficient. ”<text:line-break/><text:line-break/>“I have a duty to those workers. They are my responsibility. ”</text:p>
      <text:p text:style-name="P12"/>
      <text:p text:style-name="P12">“STOP talking about the workers. Talk to me about your family. That is my main concern. You're risking everything we have. Your children's future.”</text:p>
      <text:p text:style-name="P12"/>
      <text:p text:style-name="P12">“You're only looking at the negative!” <text:line-break/><text:line-break/>“<text:span text:style-name="T1">You </text:span>are only looking at the positive! What happened to the families of <text:s/>Sword K'dan?”</text:p>
      <text:p text:style-name="P12"/>
      <text:p text:style-name="P12">“STOP.” The yell resounded through the den. “I am the patriarch of this family. I've prayed. I've <text:soft-page-break/>studied. The lord has led me to this conclusion through his spirit. This is the way forward. I have confirmation that you and the children <text:span text:style-name="T1">will </text:span>be secure. Your doubting and disobedience is the problem.”<text:line-break/><text:line-break/>“Well there isn't any arguing with <text:span text:style-name="T1">that </text:span>is there? We can't discuss the merits of the idea or be on equal ground when you bring faith...” <text:line-break/><text:line-break/>“I didn't bring faith into it. This is how it <text:span text:style-name="T1">is.</text:span>”</text:p>
      <text:p text:style-name="P12"/>
      <text:p text:style-name="P12">“You can't even see it from any other perspective can you? You're completely discounting my own intelligence and...”<text:line-break/><text:line-break/>“I see your perspective. I understand it. I just won't go into the negativity.<text:line-break/><text:line-break/>“Won't go into the reality. This could happen.”<text:line-break/><text:line-break/>“The lord won't let it. We have to have faith.” <text:line-break/><text:line-break/>“We have to use our intelligence to make safe decisions. What happens if you make these worker concessions, and then they strike again? After you've taken out a loan on...</text:p>
      <text:p text:style-name="P12"/>
      <text:p text:style-name="P12">“They won't. We'll treat them well. They're enough profit there for everyone if we fix the mismanagement.”<text:line-break/><text:line-break/>“You think I'm an idiot. You think none of my ideas have merit or are even worth consid...</text:p>
      <text:p text:style-name="P12"/>
      <text:p text:style-name="P12">“I don't think you're an idiot. I think you're wavering in your faith and you need to lean on me and my confimations of the spir...”<text:line-break/><text:line-break/>There was a subtle smack sound. Father stopped talking midsentance and then there was a shuffle. His eye searched frantically around the hallway for somewhere to hide, but there was nothing but white walls, and the black jeweled sky through the windows. He ventured a peak through the den door, to see how close they were. </text:p>
      <text:p text:style-name="P12"/>
      <text:p text:style-name="P12">“COME HERE.” He yelled. She'd hit him, Daginal surmised. They were both moving for the exit, but not close enough that they'd reach it before he could <text:span text:style-name="T1">maybe </text:span><text:s/>make it down the hallway. Legs shaking he stood and ran. Ran as fast as he could. He could still hear the yelling in the background, and he heard an unmistakable crack as he turned the corner, and then more yelling. He guessed from the continued yelling that he hadn't been seen. He was shaking when he reached his room. </text:p>
      <text:p text:style-name="P12"/>
      <text:p text:style-name="P12">The next morning he woke up early, to do his run with Gatz and the rest of the blackguard. The end of sleep was an escape and he jolted out the dream, like a prisoner bolts from his cell. He must have looked haggard, out on the landing grounds, because Gatz approached him one on one and there was concern in his eyes.</text:p>
      <text:p text:style-name="P12"/>
      <text:p text:style-name="P12"><text:soft-page-break/>“How are you holding up young man?” Asked Gatz. </text:p>
      <text:p text:style-name="P12"/>
      <text:p text:style-name="P12">“I'm alright I guess.” <text:line-break/><text:line-break/>Parents fighting huh. </text:p>
      <text:p text:style-name="P12"/>
      <text:p text:style-name="P12">The mention of the fight wasn't something that was done. Conflict was hot and intense in the moment in their family. Then the mask of perfect went back on and everything bubbled under the surface. Until the mask came off again. Hearing Gatz talk about it made Daginal feel like he was doing something wrong. </text:p>
      <text:p text:style-name="P12"/>
      <text:p text:style-name="P12">“They were.” was all he could manage. </text:p>
      <text:p text:style-name="P12"/>
      <text:p text:style-name="P12">“Your mother. She's gone up to the high hill station. You father. He doesn't know yet. I've got two men up there. She rode one of those horses out last night. Damn hard chasing a horse. Spread the men a little thin. So it's just you and it is me today. You ready?</text:p>
      <text:p text:style-name="P12"/>
      <text:p text:style-name="P12">Daginal looked at Gatz. He wasn't ready. He didn't feel at all like training. There was something horrible going on and he couldn't fix it. The stability he needed was shot to hell. </text:p>
      <text:p text:style-name="P12"/>
      <text:p text:style-name="P12">“Hard things will happen. You have to be able to work even when they do. Inspite of it.” </text:p>
      <text:p text:style-name="P12"/>
      <text:p text:style-name="P12">Gravel crunched in the landing yard. Both Gatz and Daginal looked to see his father, also in black running gear and trainers. A red cresent bruise marked his lower lip. His hair was perfectly combed into a swept business do, and his face was impecably shaved. <text:s/>A long black shadow followed him down the landing gangway, and into the yard as he walked. </text:p>
      <text:p text:style-name="P12"/>
      <text:p text:style-name="P12">'going to join us sir?” <text:line-break/><text:line-break/>“I would love to. I've not been here enough. I'd like to take an active role in helping my boy grow up. What are the orders for the day Mr. Gatz.” </text:p>
      <text:p text:style-name="P12"/>
      <text:p text:style-name="P12">“We've got a long way to go, Sir. Basic cardio and some light weight training. The main goal here is to induce mental toughness. Increase the difficulty slowly, adding more until we find where his natural resistance point. We'll have some choices then. </text:p>
      <text:p text:style-name="P12"/>
      <text:p text:style-name="P12">Daginal listened, he didn't like being talked about like he was a dog or horse they worked on. </text:p>
      <text:p text:style-name="P12"/>
      <text:p text:style-name="P12">“Well let's get started then.” <text:line-break/><text:soft-page-break/><text:line-break/>As you say sir. <text:line-break/><text:line-break/>The run was similar to the runs they'd done before. Daginal found himself looking at the goldhawkes and counting how many times they'd spark before they caught a mantis. Then counting his breaths. Ohhhh aahahh hooooo aaahahh, Gatz ran with his mouth closed. But he had to run with the jaw wide open to try to get enough air. There was no swimming today. Daginal wanted very badly to go, but no one even mentioned it. <text:line-break/><text:line-break/>The run took them under the aquaduct, and past the horse pastures and then around on a long stretch of plain to the south that Daginal hadn't been on before. It followed the river which had dried to almost a trickle. It was clear why the aquaduct had been built. Without it there would be no water. </text:p>
      <text:p text:style-name="P12"/>
      <text:p text:style-name="P12">Nothing more of note happened on the run. Jsut breathing and counting. Daginal followed his father, and was followed by Gatz, who ran with a rifle and gear today. Daginal could here it clank as he ran. </text:p>
      <text:p text:style-name="P12"/>
      <text:p text:style-name="P12">Back to the ship. The sun higher in the sky. He could smell the sweat on both men, and his hands shook for want of something to eat. </text:p>
      <text:p text:style-name="P12"/>
      <text:p text:style-name="P12">“Mr. Gatz. One thing before you go.” Said father coolly. “Be so good as to tell me where my Wife is?”<text:line-break/><text:line-break/>“Sir. The thing about security... can feel like a cage if we start interfering in peoples lives. Then they don't want us around. If I told you where your wife is, I could be making her less safe in the long term. Make her start to refuse guard teams.” </text:p>
      <text:p text:style-name="P12"/>
      <text:p text:style-name="P12">“I see. Well I need to find her. The Gatherer Eyrth representatives get here today and I need her help.”</text:p>
      <text:p text:style-name="P12"/>
      <text:p text:style-name="P12">“I understand. If you'd agree to let us keep our involvement a...” <text:line-break/><text:line-break/>“Completely. I know your team can make themselves scarce. I'll say I picked up on some tracks and followed them. I assume she went on horseback.” <text:line-break/><text:line-break/>“She did. Devil of a time keeping the men with her.”</text:p>
      <text:p text:style-name="P12"/>
      <text:p text:style-name="P12">“Glad you were able. This isn't tame country.” </text:p>
      <text:p text:style-name="P12"/>
      <text:p text:style-name="P12">“The north hill station.” <text:line-break/><text:line-break/>“Obliged.” <text:line-break/><text:line-break/>Gatz knodded and fell in behind Daginal and his Dad. <text:line-break/><text:line-break/>Get cleaned up son. We need to go get your mother. <text:line-break/><text:soft-page-break/><text:line-break/>“But weren't you fighting last night? Does she want to see you?” <text:line-break/><text:line-break/>We'll make up. She's afraid of the risks. I see her point, but were very blessed. We will make it through this. And stronger too. Always had a good sense for what needed to be done. She just gets scared. </text:p>
      <text:p text:style-name="P12"/>
      <text:p text:style-name="P12">Daginal didn't share his fathers postive outlook on things. That fight last night sounded horrible. </text:p>
      <text:p text:style-name="P12"/>
      <text:p text:style-name="P12">Get your self cleaned up and meet me at the <text:s/><text:span text:style-name="T1">Heartsworn Guard. <text:line-break/><text:line-break/></text:span>Daginal did just that. It wasn't long until they were in the air and making a quick jump from the ranch house, to a split in the mountains that led to a little valley high up in the north mountains. Father laid the ship down in a clearing five hundred yards from the cabin. </text:p>
      <text:p text:style-name="P12"/>
      <text:p text:style-name="P12">Mother's horse was tied in the pen, and smoke rose from the cabin, which wasn't more than a single room. Father asked him to wait here. He waited for a few moments then snuck in the tall grass behind his Dad. <text:line-break/><text:line-break/><text:tab/>Dad walked with his shoulders high, and the suit he was wearing looked out of place in high grasslands of the valley. She was at the door before he was 400 yards away. She leaned against it, then started to walk out to meet him. The riding clothes fit her like a workman's glove. Daginal thought she looked at home here, peaceful. It was the first time he considered what being a mother must have cost her. She had a bruise to match fathers, only deeper purple, and at the cheek. </text:p>
      <text:p text:style-name="P12"/>
      <text:p text:style-name="P12">“I'm sorry.” He could hear him say. <text:line-break/><text:line-break/>“I am too.” She cried and leaned into his arms. “I've never had something I had to report for a temple recommend interview.” She refered to the bi-yearly interview each member of the church had to pass to receive admittance to the temple. </text:p>
      <text:p text:style-name="P12"/>
      <text:p text:style-name="P12">“I think the bishop will understand.” Father was the bishop. He was the church leader for all firelake. </text:p>
      <text:p text:style-name="P12"><text:line-break/>He leaned back and looked at her in the eyes. <text:line-break/></text:p>
      <text:p text:style-name="P12">Selle. I need your support. This is the way the lord has showed me to fix this problem. I need you to back me on this. </text:p>
      <text:p text:style-name="P12"/>
      <text:p text:style-name="P12">There was a pause. She fought with some inner conflict. The desire to voice her dissent, and the need to follow the tenants of her religion. It played across her face. Anger, then fear, then the happy mask of the perfect wife and mother. She came back following father. Daginal stood up from the grass and held his arms in the air liked he'd won something. </text:p>
      <text:p text:style-name="P12">“You have a hard time following the rules don't you son?” Asked his Dad. <text:line-break/><text:soft-page-break/>“She's coming back!” <text:line-break/><text:line-break/>“Yes I am. I'm sorry I left.” There wasn't much else to say between the three of them. They loaded mothers horse into the <text:span text:style-name="T1">Heartsworn Guard</text:span>. Daginal noticed the two blackguards loading onto the crew entrance just before they left. </text:p>
      <text:p text:style-name="P12"/>
      <text:p text:style-name="P12">Once the <text:span text:style-name="T1">Heartsworn</text:span> had landed Father said “They'll get here in about 25 minutes. I just got a communication from their head lender. </text:p>
      <text:p text:style-name="P12"/>
      <text:p text:style-name="P25">The twenty five minutes passed quickly. Father went to get sister, who'd been playing at grandma's. Climbing her favorite tree in the orchards. The family assembled in the big den room of the <text:span text:style-name="T1">Little Blackie </text:span>and waited. They didn't have to wait for long. </text:p>
      <text:p text:style-name="P25"/>
      <text:p text:style-name="P25">“he'll know more than we can guess. So be honest with him. And don't be surprised.” </text:p>
      <text:p text:style-name="P25"/>
      <text:p text:style-name="P25">The representative from Gatherer Eyrth was the first corporate avatar that Daginal had ever seen. He ducked under the cross beam of the door and then entered into the den. </text:p>
      <text:p text:style-name="P25"/>
      <text:p text:style-name="P25">He was a obsenely handsome man, genes from the .001 stock, he looked airbrushed and model perfect. Anything that stood close to him, person, equipment, all seemed comically small, because he was over seven feet tall. A scandia giant with the face of Adonis. What stood out about him most was his eyes. There wasn't a human being in those eyes. There was something else. Wearing it's skin. Pieced together from the most expensive parts money could buy. But something slithered like mechanical worms behind those eyes. </text:p>
      <text:p text:style-name="P25"/>
      <text:p text:style-name="P25">“Good mornig Mr. Kastligar. Mrs. Kastligar. Daginal. Sister.” He knodded to each in turn. </text:p>
      <text:p text:style-name="P25"/>
      <text:p text:style-name="P25">Father walked up to him and shook his hand. “Keneth Athengold <text:s/>Nice to meet you in person.” </text:p>
      <text:p text:style-name="P25"/>
      <text:p text:style-name="P25">Good to meet you as well. He motioned to one of his assistants, who came to the table and laid out a silver case which opened without anyone touching it. Keneth pulled out the papers and laid them on the table. <text:line-break/><text:line-break/>“your lawyer, Jim Soule was in contact yesterday. I assume you've had time to read and agree to everything?”<text:line-break/><text:line-break/>“I have.” <text:line-break/><text:line-break/>“Good then just a few formalities then. Signitures if you please and your corporation...” </text:p>
      <text:p text:style-name="P25"/>
      <text:p text:style-name="P25">It's here. Father motioned to a leatherbound clutch of papers on the table. <text:line-break/><text:soft-page-break/><text:line-break/>“A paper corporation.” He walked over to the </text:p>
      <text:p text:style-name="P25"/>
      <text:p text:style-name="P25"><text:line-break/><text:line-break/></text:p>
      <text:p text:style-name="P12"><text:s/></text:p>
      <text:p text:style-name="P12"/>
      <text:p text:style-name="P12"><text:line-break/><text:line-break/><text:line-break/>INSTITUTIONAL CONTROL OVER SEXUAL BEHAVIOR&lt; THOUGHTS&lt; SPENDING&lt;</text:p>
      <text:p text:style-name="P12"><text:span text:style-name="T8">Institutional control over sexual behavior establishes the church’s influence over family life </text:span> <text:line-break/>Sexual behavior is thus regulated by the moral codes of the church. Once legitimacy is conceded to the church to regulate sexual motivation, the stage is set for further religious influence on patterns of marriage, child-rearing, and sex role allocation. In short, there is convincing evidence that Mormons are less likely to engage in premarital sexual activity; and we argue that this willingness to submit to the moral authority of the church in nonmarital sexual behavior is a key component of the distinctive family life-style.<text:line-break/> </text:p>
      <text:p text:style-name="P12"/>
      <text:p text:style-name="P12"/>
      <text:p text:style-name="P12"/>
      <text:p text:style-name="P12"/>
      <text:p text:style-name="P12">Love felt so terrible in these moments when he was awful, the worst and had never done anything right. </text:p>
      <text:p text:style-name="P12"/>
      <text:p text:style-name="P12"/>
      <text:p text:style-name="P12"><text:s/></text:p>
      <text:p text:style-name="P12">Cheating on the ships and lessons. </text:p>
      <text:p text:style-name="P12"><text:line-break/><text:line-break/>HAVE DAGAINAL TALK TO HIS GRANDFATHER ABOUT THE HISTORY AND PEOPLE OF THIS PLACE&gt; EXPLAIN TERRAFORMING&lt; EXPLAIN OWNING A PLANET&gt;<text:line-break/><text:line-break/></text:p>
      <text:p text:style-name="P12"><text:line-break/><text:line-break/></text:p>
      <text:p text:style-name="P12"/>
      <text:p text:style-name="P12"/>
      <text:p text:style-name="P12"><text:soft-page-break/></text:p>
      <text:p text:style-name="P12"/>
      <text:p text:style-name="P12"/>
      <text:p text:style-name="P12"/>
      <text:p text:style-name="P12"/>
      <text:p text:style-name="P12"/>
      <text:p text:style-name="P12"/>
      <text:p text:style-name="P12"/>
      <text:p text:style-name="P12"><text:line-break/><text:line-break/>(INSERT MAP HERE) <text:line-break/><text:line-break/><text:line-break/> </text:p>
      <text:p text:style-name="P12"/>
      <text:p text:style-name="P12">SO TOMORROW- need to go back in the daginal story here and show how this young man was made the golden child- but also then how he was abused. <text:line-break/><text:line-break/>Masterbation sex. </text:p>
      <text:p text:style-name="P12"><text:line-break/>The church<text:line-break/><text:line-break/><text:a xlink:type="simple" xlink:href="https://www.verywellmind.com/narcissistic-supply-7852699" text:style-name="Internet_20_link" text:visited-style-name="Visited_20_Internet_20_Link">https://www.verywellmind.com/narcissistic-supply-7852699</text:a> BASED THIS ON A NARCISSISTIC-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text:a><text:a xlink:type="simple" xlink:href="https://www.quora.com/What-happens-when-you-see-a-narcissist-collapse-into-insanity-Do-they-projectile-vomit-or-what" text:style-name="Internet_20_link" text:visited-style-name="Visited_20_Internet_20_Link">narcissist-collapse-into-insanity-Do-they-projectile-vomit-or-what</text:a> </text:p>
      <text:p text:style-name="P12"/>
      <text:p text:style-name="P12"><text:line-break/> <text:line-break/></text:p>
      <text:p text:style-name="P12"/>
      <text:p text:style-name="P12"/>
      <text:p text:style-name="P4">On Sunday they went to church. Daginal felt slightly ill at ease having lied. Show this. </text:p>
      <text:p text:style-name="P4"/>
      <text:p text:style-name="P4"/>
      <text:p text:style-name="P4"/>
      <text:p text:style-name="P4"/>
      <text:p text:style-name="P4"/>
      <text:p text:style-name="P4"/>
      <text:p text:style-name="P4"/>
      <text:p text:style-name="P2"/>
      <text:p text:style-name="P2"><text:soft-page-break/></text:p>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text:soft-page-break/></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3-18T18:27:41.52</dc:date>
    <dc:creator>Blake Stanger</dc:creator>
    <meta:editing-duration>P8DT10H38M17S</meta:editing-duration>
    <meta:editing-cycles>562</meta:editing-cycles>
    <meta:generator>OpenOffice/4.1.11$Win32 OpenOffice.org_project/4111m1$Build-9808</meta:generator>
    <meta:document-statistic meta:table-count="1" meta:image-count="1" meta:object-count="0" meta:page-count="140" meta:paragraph-count="1284" meta:word-count="68681" meta:character-count="375310"/>
  </office:meta>
</office:document-meta>
</file>